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3.857cm"/>
    </style:style>
    <style:style style:name="co9" style:family="table-column">
      <style:table-column-properties fo:break-before="auto" style:column-width="1.792cm"/>
    </style:style>
    <style:style style:name="co3" style:family="table-column">
      <style:table-column-properties fo:break-before="auto" style:column-width="5.001cm"/>
    </style:style>
    <style:style style:name="co4" style:family="table-column">
      <style:table-column-properties fo:break-before="auto" style:column-width="3.463cm"/>
    </style:style>
    <style:style style:name="co5" style:family="table-column">
      <style:table-column-properties fo:break-before="auto" style:column-width="3.717cm"/>
    </style:style>
    <style:style style:name="ro4" style:family="table-row">
      <style:table-row-properties style:row-height="0.466cm" fo:break-before="auto" style:use-optimal-row-height="true"/>
    </style:style>
    <style:style style:name="ro2" style:family="table-row">
      <style:table-row-properties style:row-height="0.423cm" fo:break-before="auto" style:use-optimal-row-height="true"/>
    </style:style>
    <style:style style:name="ro3" style:family="table-row">
      <style:table-row-properties style:row-height="0.455cm" fo:break-before="auto" style:use-optimal-row-height="true"/>
    </style:style>
    <style:style style:name="ro5" style:family="table-row">
      <style:table-row-properties style:row-height="0.533cm" fo:break-before="auto" style:use-optimal-row-height="true"/>
    </style:style>
    <style:style style:name="ta2" style:family="table" style:master-page-name="PageStyle_5f_Φύλλο2">
      <style:table-properties table:display="true" style:writing-mode="lr-tb"/>
    </style:style>
    <style:style style:name="ta3" style:family="table" style:master-page-name="PageStyle_5f_Φύλλο3">
      <style:table-properties table:display="true" style:writing-mode="lr-tb"/>
    </style:style>
    <style:style style:name="ta4" style:family="table" style:master-page-name="PageStyle_5f_Φύλλο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number:text-style style:name="N8100" number:language="el" number:country="GR">
      <number:text-content/>
    </number:text-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Excel_20_Built-in_20_Normal" style:data-style-name="N8100">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TableStyleLight1" style:data-style-name="N8100">
      <style:text-properties fo:color="#00000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4" style:family="table-cell" style:parent-style-name="Excel_20_Built-in_20_Normal" style:data-style-name="N8100">
      <style:text-properties style:font-name="Courier New" fo:font-size="10pt" style:font-size-asian="10pt" style:font-size-complex="10pt"/>
    </style:style>
    <style:style style:name="ce5" style:family="table-cell" style:parent-style-name="Excel_20_Built-in_20_Normal">
      <style:text-properties fo:color="#00008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6" style:family="table-cell" style:parent-style-name="TableStyleLight1">
      <style:text-properties fo:color="#00000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TableStyleLight1" style:data-style-name="N8100">
      <style:text-properties fo:color="#00008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TableStyleLight1">
      <style:text-properties fo:color="#000000"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10" style:family="table-cell" style:parent-style-name="TableStyleLight1">
      <style:text-properties fo:color="#80000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2" style:family="table-cell" style:parent-style-name="TableStyleLight1">
      <style:text-properties fo:color="#800000"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13" style:family="table-cell" style:parent-style-name="Excel_20_Built-in_20_Normal">
      <style:text-properties style:font-name="Courier New" fo:font-size="10pt" style:font-size-asian="10pt" style:font-size-complex="10pt"/>
    </style:style>
    <style:style style:name="ce14" style:family="table-cell" style:parent-style-name="Excel_20_Built-in_20_Normal" style:data-style-name="N8037">
      <style:text-properties style:font-name="Courier New" fo:font-size="10pt" style:font-size-asian="10pt" style:font-size-complex="10pt"/>
    </style:style>
    <style:style style:name="ce15" style:family="table-cell" style:parent-style-name="Default">
      <style:text-properties style:font-name="Courier New" fo:font-size="10pt" style:font-size-asian="10pt" style:font-size-complex="10pt"/>
    </style:style>
    <style:style style:name="T1" style:family="text">
      <style:text-properties fo:color="#800000" style:text-outline="false" style:text-line-through-style="none" style:text-position="0% 100%"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T2" style:family="text">
      <style:text-properties fo:color="#000000" style:text-outline="false" style:text-line-through-style="none" style:text-position="0% 100%"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Φύλλο1" table:style-name="ta4" table:print="false">
        <office:forms form:automatic-focus="false" form:apply-design-mode="false"/>
        <table:table-column table:style-name="co3" table:number-columns-repeated="3" table:default-cell-style-name="ce4"/>
        <table:table-column table:style-name="co4" table:default-cell-style-name="ce13"/>
        <table:table-column table:style-name="co3" table:default-cell-style-name="ce13"/>
        <table:table-column table:style-name="co5" table:default-cell-style-name="ce13"/>
        <table:table-column table:style-name="co3" table:number-columns-repeated="1016" table:default-cell-style-name="ce13"/>
        <table:table-column table:style-name="co3" table:number-columns-repeated="2" table:default-cell-style-name="ce15"/>
        <table:table-row table:style-name="ro2">
          <table:table-cell table:style-name="ce2" office:value-type="string">
            <text:p>Συμβάν</text:p>
          </table:table-cell>
          <table:table-cell table:style-name="ce2" office:value-type="string">
            <text:p>Oντότητα που ειδοποιείται</text:p>
          </table:table-cell>
          <table:table-cell table:style-name="ce2" office:value-type="string">
            <text:p>ΑναγνωριστικόΚλειδί</text:p>
          </table:table-cell>
          <table:table-cell table:style-name="ce8" office:value-type="string">
            <text:p>Κείμενο</text:p>
          </table:table-cell>
          <table:table-cell table:style-name="ce8" office:value-type="string">
            <text:p>Τελικό Αρχείο</text:p>
          </table:table-cell>
          <table:table-cell table:style-name="ce8" office:value-type="string">
            <text:p>Τελευταία Αλλαγή</text:p>
          </table:table-cell>
          <table:table-cell table:style-name="ce8" table:number-columns-repeated="1016"/>
          <table:table-cell table:number-columns-repeated="2"/>
        </table:table-row>
        <table:table-row table:style-name="ro2">
          <table:table-cell table:style-name="ce3" office:value-type="string">
            <text:p>Ορισμός Αξιολογητή από την πλευρά του Υποψηφίου κατά την υποβολή υποψηφιότητας</text:p>
          </table:table-cell>
          <table:table-cell table:style-name="ce3" office:value-type="string">
            <text:p>Ειδοποίηση στο e-mail του καθηγητή που θα δηλώσει ο υποψήφιος</text:p>
          </table:table-cell>
          <table:table-cell table:style-name="ce3" office:value-type="string">
            <text:p>candidacy.create.candidacyEvaluator@candidacyEvaluator</text:p>
          </table:table-cell>
          <table:table-cell table:style-name="ce6" office:value-type="string">
            <text:p>A translation in English follows&lt;br/&gt;&lt;br/&gt;Προς Χρήστη [firstname] [lastname],&lt;br/&gt;&lt;br/&gt;Σας ενημερώνουμε ότι ο υποψήφιος [candidate_firstname] [candidate_lastname] <text:s/>για τη θέση: &lt;br/&gt;&lt;br/&gt;[position] &lt;br/&gt;[institution] &lt;br/&gt;[school] &lt;br/&gt;[department] &lt;br/&gt;&lt;br/&gt;σας όρισε αξιολογητή της υποψηφιότητάς του. &lt;br/&gt;&lt;br/&gt;Μπορείτε να έρθετε σε επαφή με την Επιτροπή επιλογής, ώστε να αποστείλετε την αξιολόγησή σας, μέσω του Διαχειριστή του Ιδρύματος:&lt;br/&gt;[im_firstname] [im_lastname]&lt;br/&gt;[im_email]&lt;br/&gt;[im_phone]&lt;br/&gt;&lt;br/&gt;&lt;br/&gt;&lt;br/&gt;To User [firstname] [lastname],&lt;br/&gt;&lt;br/&gt;We inform you that the candidate [candidate_firstname] [candidate_lastname] <text:s/>for the position: &lt;br/&gt;&lt;br/&gt;[position] &lt;br/&gt;[institution] &lt;br/&gt;[school] &lt;br/&gt;[department] &lt;br/&gt;&lt;br/&gt;has appointed you evaluator of his/her candidacy. &lt;br/&gt;&lt;br/&gt;You can contact the election Committee in order to send in your evaluation, via the Institution's Administrator:&lt;br/&gt;[im_firstname] [im_lastname]&lt;br/&gt;[im_email]&lt;br/&gt;[im_phone]</text:p>
          </table:table-cell>
          <table:table-cell table:formula="of:=CONCATENATE([.C2];&quot;=&quot;;[.D2])" office:value-type="string" office:string-value="candidacy.create.candidacyEvaluator@candidacyEvaluator=A translation in English follows&lt;br/&gt;&lt;br/&gt;Προς Χρήστη [firstname] [lastname],&lt;br/&gt;&lt;br/&gt;Σας ενημερώνουμε ότι ο υποψήφιος [candidate_firstname] [candidate_lastname]  για τη θέση: &lt;br/&gt;&lt;br/&gt;[position] &lt;br/&gt;[institution] &lt;br/&gt;[school] &lt;br/&gt;[department] &lt;br/&gt;&lt;br/&gt;σας όρισε αξιολογητή της υποψηφιότητάς του. &lt;br/&gt;&lt;br/&gt;Μπορείτε να έρθετε σε επαφή με την Επιτροπή επιλογής, ώστε να αποστείλετε την αξιολόγησή σας, μέσω του Διαχειριστή του Ιδρύματος:&lt;br/&gt;[im_firstname] [im_lastname]&lt;br/&gt;[im_email]&lt;br/&gt;[im_phone]&lt;br/&gt;&lt;br/&gt;&lt;br/&gt;&lt;br/&gt;To User [firstname] [lastname],&lt;br/&gt;&lt;br/&gt;We inform you that the candidate [candidate_firstname] [candidate_lastname]  for the position: &lt;br/&gt;&lt;br/&gt;[position] &lt;br/&gt;[institution] &lt;br/&gt;[school] &lt;br/&gt;[department] &lt;br/&gt;&lt;br/&gt;has appointed you evaluator of his/her candidacy. &lt;br/&gt;&lt;br/&gt;You can contact the election Committee in order to send in your evaluation, via the Institution's Administrator:&lt;br/&gt;[im_firstname] [im_lastname]&lt;br/&gt;[im_email]&lt;br/&gt;[im_phone]">
            <text:p>candidacy.create.candidacyEvaluator@candidacyEvaluator=A translation in English follows&lt;br/&gt;&lt;br/&gt;Προς Χρήστη [firstname] [lastname],&lt;br/&gt;&lt;br/&gt;Σας ενημερώνουμε ότι ο υποψήφιος [candidate_firstname] [candidate_lastname] <text:s/>για τη θέση: &lt;br/&gt;&lt;br/&gt;[position] &lt;br/&gt;[institution] &lt;br/&gt;[school] &lt;br/&gt;[department] &lt;br/&gt;&lt;br/&gt;σας όρισε αξιολογητή της υποψηφιότητάς του. &lt;br/&gt;&lt;br/&gt;Μπορείτε να έρθετε σε επαφή με την Επιτροπή επιλογής, ώστε να αποστείλετε την αξιολόγησή σας, μέσω του Διαχειριστή του Ιδρύματος:&lt;br/&gt;[im_firstname] [im_lastname]&lt;br/&gt;[im_email]&lt;br/&gt;[im_phone]&lt;br/&gt;&lt;br/&gt;&lt;br/&gt;&lt;br/&gt;To User [firstname] [lastname],&lt;br/&gt;&lt;br/&gt;We inform you that the candidate [candidate_firstname] [candidate_lastname] <text:s/>for the position: &lt;br/&gt;&lt;br/&gt;[position] &lt;br/&gt;[institution] &lt;br/&gt;[school] &lt;br/&gt;[department] &lt;br/&gt;&lt;br/&gt;has appointed you evaluator of his/her candidacy. &lt;br/&gt;&lt;br/&gt;You can contact the election Committee in order to send in your evaluation, via the Institution's Administrator:&lt;br/&gt;[im_firstname] [im_lastname]&lt;br/&gt;[im_email]&lt;br/&gt;[im_phone]</text:p>
          </table:table-cell>
          <table:table-cell table:style-name="ce14" office:value-type="date" office:date-value="2014-01-08">
            <text:p>08/01/14</text:p>
          </table:table-cell>
          <table:table-cell table:number-columns-repeated="1018"/>
        </table:table-row>
        <table:table-row table:style-name="ro3">
          <table:table-cell table:style-name="ce3" office:value-type="string">
            <text:p>Ορισμός Αξιολογητή από την πλευρά του Υποψηφίου κατά την υποβολή υποψηφιότητας</text:p>
          </table:table-cell>
          <table:table-cell table:style-name="ce3" office:value-type="string">
            <text:p>Διαχειριστής Ιδρύματος ή Βοηθός Διαχειριστή Ιδρύματος (Χρήστης που καταχώρισε τη Θέση)</text:p>
          </table:table-cell>
          <table:table-cell table:style-name="ce3" office:value-type="string">
            <text:p>candidacy.create.candidacyEvaluator@institutionManager</text:p>
          </table:table-cell>
          <table:table-cell table:style-name="ce6" office:value-type="string">
            <text:p>A translation in English follows&lt;br/&gt;&lt;br/&gt;Προς Χρήστη [firstname] [lastname],&lt;br/&gt;&lt;br/&gt;Σας ενημερώνουμε ότι ο υποψήφιος [candidate_firstname] [candidate_lastname] για τη θέση:&lt;br/&gt;&lt;br/&gt;[position] &lt;br/&gt;[institution]&lt;br/&gt;[school]&lt;br/&gt;[department] &lt;br/&gt;&lt;br/&gt;όρισε τους παρακάτω αξιολογητές για την υποψηφιότητά του:&lt;br/&gt;&lt;br/&gt;[evaluator1_name],[evaluator1_email]&lt;br/&gt;[evaluator2_name],[evaluator2_email]&lt;br/&gt;&lt;br/&gt;Θα πρέπει να έρθετε σε επαφή μαζί τους, ώστε να αποστείλουν την αξιολόγησή τους, η οποία θα τεθεί υπ’ όψιν της Επιτροπής επιλογής και των Αξιολογητών που αυτή θα ορίσει. &lt;br/&gt;&lt;br/&gt;Τις αξιολογήσεις αυτές θα πρέπει να τις αναρτήσετε και στα στοιχεία της Θέσης στο Πληροφοριακό Σύστημα Απέλλα, πραγματοποιώντας [login] στο λογαριασμό σας και μεταβαίνοντας στην καρτέλα Υποψηφιότητες.&lt;br/&gt;&lt;br/&gt;&lt;br/&gt;&lt;br/&gt;To User [firstname] [lastname],&lt;br/&gt;&lt;br/&gt;We inform you that the candidate [candidate_firstname] [candidate_lastname] for the position:&lt;br/&gt;&lt;br/&gt;[position] &lt;br/&gt;[institution]&lt;br/&gt;[school]&lt;br/&gt;[department] &lt;br/&gt;&lt;br/&gt;has appointed the following evaluators for his/her candidacy:&lt;br/&gt;&lt;br/&gt;[evaluator1_firstname] [evaluator1_lastname], [evaluator1_email]&lt;br/&gt;[evaluator2_firstname] [evaluator2_lastname], [evaluator2_email]&lt;br/&gt;&lt;br/&gt;You will have to contact them so that they send in their evaluation which will be then forwarded to the election Committee and the Evaluators appointed by it. &lt;br/&gt;&lt;br/&gt;You will also have to upload the aforementioned evaluations regarding the Position in the Apella Information System, by signing in your account and selecting the tab Candidacies.</text:p>
          </table:table-cell>
          <table:table-cell table:formula="of:=CONCATENATE([.C3];&quot;=&quot;;[.D3])" office:value-type="string" office:string-value="candidacy.create.candidacyEvaluator@institutionManager=A translation in English follows&lt;br/&gt;&lt;br/&gt;Προς Χρήστη [firstname] [lastname],&lt;br/&gt;&lt;br/&gt;Σας ενημερώνουμε ότι ο υποψήφιος [candidate_firstname] [candidate_lastname] για τη θέση:&lt;br/&gt;&lt;br/&gt;[position] &lt;br/&gt;[institution]&lt;br/&gt;[school]&lt;br/&gt;[department] &lt;br/&gt;&lt;br/&gt;όρισε τους παρακάτω αξιολογητές για την υποψηφιότητά του:&lt;br/&gt;&lt;br/&gt;[evaluator1_name],[evaluator1_email]&lt;br/&gt;[evaluator2_name],[evaluator2_email]&lt;br/&gt;&lt;br/&gt;Θα πρέπει να έρθετε σε επαφή μαζί τους, ώστε να αποστείλουν την αξιολόγησή τους, η οποία θα τεθεί υπ’ όψιν της Επιτροπής επιλογής και των Αξιολογητών που αυτή θα ορίσει. &lt;br/&gt;&lt;br/&gt;Τις αξιολογήσεις αυτές θα πρέπει να τις αναρτήσετε και στα στοιχεία της Θέσης στο Πληροφοριακό Σύστημα Απέλλα, πραγματοποιώντας [login] στο λογαριασμό σας και μεταβαίνοντας στην καρτέλα Υποψηφιότητες.&lt;br/&gt;&lt;br/&gt;&lt;br/&gt;&lt;br/&gt;To User [firstname] [lastname],&lt;br/&gt;&lt;br/&gt;We inform you that the candidate [candidate_firstname] [candidate_lastname] for the position:&lt;br/&gt;&lt;br/&gt;[position] &lt;br/&gt;[institution]&lt;br/&gt;[school]&lt;br/&gt;[department] &lt;br/&gt;&lt;br/&gt;has appointed the following evaluators for his/her candidacy:&lt;br/&gt;&lt;br/&gt;[evaluator1_firstname] [evaluator1_lastname], [evaluator1_email]&lt;br/&gt;[evaluator2_firstname] [evaluator2_lastname], [evaluator2_email]&lt;br/&gt;&lt;br/&gt;You will have to contact them so that they send in their evaluation which will be then forwarded to the election Committee and the Evaluators appointed by it. &lt;br/&gt;&lt;br/&gt;You will also have to upload the aforementioned evaluations regarding the Position in the Apella Information System, by signing in your account and selecting the tab Candidacies.">
            <text:p>candidacy.create.candidacyEvaluator@institutionManager=A translation in English follows&lt;br/&gt;&lt;br/&gt;Προς Χρήστη [firstname] [lastname],&lt;br/&gt;&lt;br/&gt;Σας ενημερώνουμε ότι ο υποψήφιος [candidate_firstname] [candidate_lastname] για τη θέση:&lt;br/&gt;&lt;br/&gt;[position] &lt;br/&gt;[institution]&lt;br/&gt;[school]&lt;br/&gt;[department] &lt;br/&gt;&lt;br/&gt;όρισε τους παρακάτω αξιολογητές για την υποψηφιότητά του:&lt;br/&gt;&lt;br/&gt;[evaluator1_name],[evaluator1_email]&lt;br/&gt;[evaluator2_name],[evaluator2_email]&lt;br/&gt;&lt;br/&gt;Θα πρέπει να έρθετε σε επαφή μαζί τους, ώστε να αποστείλουν την αξιολόγησή τους, η οποία θα τεθεί υπ’ όψιν της Επιτροπής επιλογής και των Αξιολογητών που αυτή θα ορίσει. &lt;br/&gt;&lt;br/&gt;Τις αξιολογήσεις αυτές θα πρέπει να τις αναρτήσετε και στα στοιχεία της Θέσης στο Πληροφοριακό Σύστημα Απέλλα, πραγματοποιώντας [login] στο λογαριασμό σας και μεταβαίνοντας στην καρτέλα Υποψηφιότητες.&lt;br/&gt;&lt;br/&gt;&lt;br/&gt;&lt;br/&gt;To User [firstname] [lastname],&lt;br/&gt;&lt;br/&gt;We inform you that the candidate [candidate_firstname] [candidate_lastname] for the position:&lt;br/&gt;&lt;br/&gt;[position] &lt;br/&gt;[institution]&lt;br/&gt;[school]&lt;br/&gt;[department] &lt;br/&gt;&lt;br/&gt;has appointed the following evaluators for his/her candidacy:&lt;br/&gt;&lt;br/&gt;[evaluator1_firstname] [evaluator1_lastname], [evaluator1_email]&lt;br/&gt;[evaluator2_firstname] [evaluator2_lastname], [evaluator2_email]&lt;br/&gt;&lt;br/&gt;You will have to contact them so that they send in their evaluation which will be then forwarded to the election Committee and the Evaluators appointed by it. &lt;br/&gt;&lt;br/&gt;You will also have to upload the aforementioned evaluations regarding the Position in the Apella Information System, by signing in your account and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Υποβολή υποψηφιότητας για Θέση</text:p>
          </table:table-cell>
          <table:table-cell table:style-name="ce3" office:value-type="string">
            <text:p>Υποψήφιος που υπέβαλε Υποψηφιότητα</text:p>
          </table:table-cell>
          <table:table-cell table:style-name="ce3" office:value-type="string">
            <text:p>candidacy.create@candidate</text:p>
          </table:table-cell>
          <table:table-cell table:style-name="ce6" office:value-type="string">
            <text:p>A translation in English follows&lt;br/&gt;&lt;br/&gt;Προς Χρήστη [firstname] [lastname],&lt;br/&gt;&lt;br/&gt;Έχετε υποβάλει υποψηφιότητα για τη θέση: &lt;br/&gt;&lt;br/&gt;[position] &lt;br/&gt;[institution] &lt;br/&gt;[school]&lt;br/&gt;[department]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You have submitted a candidacy for the position: &lt;br/&gt;&lt;br/&gt;[position] &lt;br/&gt;[institution] &lt;br/&gt;[school] &lt;br/&gt;[department] &lt;br/&gt;&lt;br/&gt;You can keep track of the progress of the election procedure by signing in your account and selecting the tab Candidacies.</text:p>
          </table:table-cell>
          <table:table-cell table:formula="of:=CONCATENATE([.C4];&quot;=&quot;;[.D4])" office:value-type="string" office:string-value="candidacy.create@candidate=A translation in English follows&lt;br/&gt;&lt;br/&gt;Προς Χρήστη [firstname] [lastname],&lt;br/&gt;&lt;br/&gt;Έχετε υποβάλει υποψηφιότητα για τη θέση: &lt;br/&gt;&lt;br/&gt;[position] &lt;br/&gt;[institution] &lt;br/&gt;[school]&lt;br/&gt;[department]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You have submitted a candidacy for the position: &lt;br/&gt;&lt;br/&gt;[position] &lt;br/&gt;[institution] &lt;br/&gt;[school] &lt;br/&gt;[department] &lt;br/&gt;&lt;br/&gt;You can keep track of the progress of the election procedure by signing in your account and selecting the tab Candidacies.">
            <text:p>candidacy.create@candidate=A translation in English follows&lt;br/&gt;&lt;br/&gt;Προς Χρήστη [firstname] [lastname],&lt;br/&gt;&lt;br/&gt;Έχετε υποβάλει υποψηφιότητα για τη θέση: &lt;br/&gt;&lt;br/&gt;[position] &lt;br/&gt;[institution] &lt;br/&gt;[school]&lt;br/&gt;[department]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You have submitted a candidacy for the position: &lt;br/&gt;&lt;br/&gt;[position] &lt;br/&gt;[institution] &lt;br/&gt;[school] &lt;br/&gt;[department] &lt;br/&gt;&lt;br/&gt;You can keep track of the progress of the election procedure by signing in your account and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Υποβολή υποψηφιότητας για Θέση</text:p>
          </table:table-cell>
          <table:table-cell table:style-name="ce3" office:value-type="string">
            <text:p>Διαχειριστής Ιδρύματος ή Βοηθός Διαχειριστή Ιδρύματος (Χρήστης που καταχώρισε τη Θέση)</text:p>
          </table:table-cell>
          <table:table-cell table:style-name="ce3" office:value-type="string">
            <text:p>candidacy.create@institutionManager</text:p>
          </table:table-cell>
          <table:table-cell table:style-name="ce6" office:value-type="string">
            <text:p>A translation in English follows&lt;br/&gt;&lt;br/&gt;Προς Χρήστη [firstname] [lastname],&lt;br/&gt;&lt;br/&gt;Σας ενημερώνουμε ότι έχει υποβληθεί μία νέα υποψηφιότητα για τη θέση:&lt;br/&gt;&lt;br/&gt;[position]&lt;br/&gt;[institution]&lt;br/&gt;[school]&lt;br/&gt;[department]&lt;br/&gt;&lt;br/&gt; 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new candidacy has been submitted for the position:&lt;br/&gt;&lt;br/&gt;[position]&lt;br/&gt;[institution]&lt;br/&gt;[school]&lt;br/&gt;[department]&lt;br/&gt;&lt;br/&gt; which you inserted in the Apella Information System. &lt;br/&gt;&lt;br/&gt;You can sign in your account and learn more by selecting the tab Positions.</text:p>
          </table:table-cell>
          <table:table-cell table:formula="of:=CONCATENATE([.C5];&quot;=&quot;;[.D5])" office:value-type="string" office:string-value="candidacy.create@institutionManager=A translation in English follows&lt;br/&gt;&lt;br/&gt;Προς Χρήστη [firstname] [lastname],&lt;br/&gt;&lt;br/&gt;Σας ενημερώνουμε ότι έχει υποβληθεί μία νέα υποψηφιότητα για τη θέση:&lt;br/&gt;&lt;br/&gt;[position]&lt;br/&gt;[institution]&lt;br/&gt;[school]&lt;br/&gt;[department]&lt;br/&gt;&lt;br/&gt; 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new candidacy has been submitted for the position:&lt;br/&gt;&lt;br/&gt;[position]&lt;br/&gt;[institution]&lt;br/&gt;[school]&lt;br/&gt;[department]&lt;br/&gt;&lt;br/&gt; which you inserted in the Apella Information System. &lt;br/&gt;&lt;br/&gt;You can sign in your account and learn more by selecting the tab Positions.">
            <text:p>candidacy.create@institutionManager=A translation in English follows&lt;br/&gt;&lt;br/&gt;Προς Χρήστη [firstname] [lastname],&lt;br/&gt;&lt;br/&gt;Σας ενημερώνουμε ότι έχει υποβληθεί μία νέα υποψηφιότητα για τη θέση:&lt;br/&gt;&lt;br/&gt;[position]&lt;br/&gt;[institution]&lt;br/&gt;[school]&lt;br/&gt;[department]&lt;br/&gt;&lt;br/&gt; 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new candidacy has been submitted for the position:&lt;br/&gt;&lt;br/&gt;[position]&lt;br/&gt;[institution]&lt;br/&gt;[school]&lt;br/&gt;[department]&lt;br/&gt;&lt;br/&gt; which you inserted in the Apella Information System. &lt;br/&gt;&lt;br/&gt;You can sign in your account and learn more by selecting the tab Positions.</text:p>
          </table:table-cell>
          <table:table-cell table:style-name="ce14" office:value-type="date" office:date-value="2014-01-08">
            <text:p>08/01/14</text:p>
          </table:table-cell>
          <table:table-cell table:number-columns-repeated="15"/>
          <table:table-cell office:value-type="string">
            <text:p><text:s/>through the tab Candidacies</text:p>
          </table:table-cell>
          <table:table-cell table:number-columns-repeated="1002"/>
        </table:table-row>
        <table:table-row table:style-name="ro2">
          <table:table-cell table:style-name="ce3" office:value-type="string">
            <text:p>Απόσυρση υποψηφιότητας για Θέση</text:p>
          </table:table-cell>
          <table:table-cell table:style-name="ce3" office:value-type="string">
            <text:p>Υποψήφιος που υπέβαλε Υποψηφιότητα</text:p>
          </table:table-cell>
          <table:table-cell table:style-name="ce5" office:value-type="string">
            <text:p>candidacy.remove@candidate</text:p>
          </table:table-cell>
          <table:table-cell table:style-name="ce6" office:value-type="string">
            <text:p>A translation in English follows&lt;br/&gt;&lt;br/&gt;Προς Χρήστη [firstname] [lastname],&lt;br/&gt;&lt;br/&gt;Σας ενημερώνουμε ότι έχει αποσυρθεί επιτυχώς η υποψηφιότητά σας <text:s/>για τη θέση: &lt;br/&gt;&lt;br/&gt;[position] &lt;br/&gt;[institution] &lt;br/&gt;[school] &lt;br/&gt;[department] &lt;br/&gt;&lt;br/&gt;που είχατε υποβάλει μέσω του Πληροφοριακού Συστήματος Απέλλα.&lt;br/&gt;&lt;br/&gt;&lt;br/&gt;&lt;br/&gt; To User [firstname] [lastname],&lt;br/&gt;&lt;br/&gt;We inform you that the candidacy for the position: &lt;br/&gt;&lt;br/&gt;[position] &lt;br/&gt;[institution] <text:s/>&lt;br/&gt;[school] &lt;br/&gt;[department] &lt;br/&gt;&lt;br/&gt;you had submitted through the Apella Information System has been successfully withdrawn.</text:p>
          </table:table-cell>
          <table:table-cell table:formula="of:=CONCATENATE([.C6];&quot;=&quot;;[.D6])" office:value-type="string" office:string-value="candidacy.remove@candidate=A translation in English follows&lt;br/&gt;&lt;br/&gt;Προς Χρήστη [firstname] [lastname],&lt;br/&gt;&lt;br/&gt;Σας ενημερώνουμε ότι έχει αποσυρθεί επιτυχώς η υποψηφιότητά σας  για τη θέση: &lt;br/&gt;&lt;br/&gt;[position] &lt;br/&gt;[institution] &lt;br/&gt;[school] &lt;br/&gt;[department] &lt;br/&gt;&lt;br/&gt;που είχατε υποβάλει μέσω του Πληροφοριακού Συστήματος Απέλλα.&lt;br/&gt;&lt;br/&gt;&lt;br/&gt;&lt;br/&gt; To User [firstname] [lastname],&lt;br/&gt;&lt;br/&gt;We inform you that the candidacy for the position: &lt;br/&gt;&lt;br/&gt;[position] &lt;br/&gt;[institution]  &lt;br/&gt;[school] &lt;br/&gt;[department] &lt;br/&gt;&lt;br/&gt;you had submitted through the Apella Information System has been successfully withdrawn.">
            <text:p>candidacy.remove@candidate=A translation in English follows&lt;br/&gt;&lt;br/&gt;Προς Χρήστη [firstname] [lastname],&lt;br/&gt;&lt;br/&gt;Σας ενημερώνουμε ότι έχει αποσυρθεί επιτυχώς η υποψηφιότητά σας <text:s/>για τη θέση: &lt;br/&gt;&lt;br/&gt;[position] &lt;br/&gt;[institution] &lt;br/&gt;[school] &lt;br/&gt;[department] &lt;br/&gt;&lt;br/&gt;που είχατε υποβάλει μέσω του Πληροφοριακού Συστήματος Απέλλα.&lt;br/&gt;&lt;br/&gt;&lt;br/&gt;&lt;br/&gt; To User [firstname] [lastname],&lt;br/&gt;&lt;br/&gt;We inform you that the candidacy for the position: &lt;br/&gt;&lt;br/&gt;[position] &lt;br/&gt;[institution] <text:s/>&lt;br/&gt;[school] &lt;br/&gt;[department] &lt;br/&gt;&lt;br/&gt;you had submitted through the Apella Information System has been successfully withdrawn.</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πόσυρση υποψηφιότητας για Θέση</text:p>
          </table:table-cell>
          <table:table-cell table:style-name="ce3" office:value-type="string">
            <text:p>Συνυποψήφιοι</text:p>
          </table:table-cell>
          <table:table-cell table:style-name="ce3" office:value-type="string">
            <text:p>candidacy.remove@candidates</text:p>
          </table:table-cell>
          <table:table-cell table:style-name="ce6" office:value-type="string">
            <text:p>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 <text:s/>&lt;br/&gt;&lt;br/&gt;για την οποία έχετε και εσείς υποβάλλει υποψηφιότητα .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a candidacy has been withdrawn regarding the position: &lt;br/&gt;&lt;br/&gt;[position]&lt;br/&gt; [institution] &lt;br/&gt;[department] <text:s/>&lt;br/&gt;&lt;br/&gt; for which you have <text:s/>submitted a candidacy. &lt;br/&gt;&lt;br/&gt;You can sign in your account and learn more by selecting the tab Candidacies.</text:p>
          </table:table-cell>
          <table:table-cell table:formula="of:=CONCATENATE([.C7];&quot;=&quot;;[.D7])" office:value-type="string" office:string-value="candidacy.remove@candidates=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  &lt;br/&gt;&lt;br/&gt;για την οποία έχετε και εσείς υποβάλλει υποψηφιότητα .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a candidacy has been withdrawn regarding the position: &lt;br/&gt;&lt;br/&gt;[position]&lt;br/&gt; [institution] &lt;br/&gt;[department]  &lt;br/&gt;&lt;br/&gt; for which you have  submitted a candidacy. &lt;br/&gt;&lt;br/&gt;You can sign in your account and learn more by selecting the tab Candidacies.">
            <text:p>candidacy.remove@candidates=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 <text:s/>&lt;br/&gt;&lt;br/&gt;για την οποία έχετε και εσείς υποβάλλει υποψηφιότητα .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a candidacy has been withdrawn regarding the position: &lt;br/&gt;&lt;br/&gt;[position]&lt;br/&gt; [institution] &lt;br/&gt;[department] <text:s/>&lt;br/&gt;&lt;br/&gt; for which you have <text:s/>submitted a candidacy. &lt;br/&gt;&lt;br/&gt;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πόσυρση υποψηφιότητας για Θέση</text:p>
          </table:table-cell>
          <table:table-cell table:style-name="ce3" office:value-type="string">
            <text:p>Μέλη της Επιτροπής</text:p>
          </table:table-cell>
          <table:table-cell table:style-name="ce3" office:value-type="string">
            <text:p>candidacy.remove@committee</text:p>
          </table:table-cell>
          <table:table-cell table:style-name="ce6" office:value-type="string">
            <text:p>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lt;br/&gt;&lt;br/&gt; 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candidacy has been withdrawn with regard to the position: &lt;br/&gt;&lt;br/&gt;[position]&lt;br/&gt; [institution]&lt;br/&gt;[school]&lt;br/&gt;[department]&lt;br/&gt;&lt;br/&gt; for which you are an appointed member of the election Committee. &lt;br/&gt;&lt;br/&gt;You can sign in your account and learn more, by selecting the tab Committees.</text:p>
          </table:table-cell>
          <table:table-cell table:formula="of:=CONCATENATE([.C8];&quot;=&quot;;[.D8])" office:value-type="string" office:string-value="candidacy.remove@committee=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lt;br/&gt;&lt;br/&gt; 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candidacy has been withdrawn with regard to the position: &lt;br/&gt;&lt;br/&gt;[position]&lt;br/&gt; [institution]&lt;br/&gt;[school]&lt;br/&gt;[department]&lt;br/&gt;&lt;br/&gt; for which you are an appointed member of the election Committee. &lt;br/&gt;&lt;br/&gt;You can sign in your account and learn more, by selecting the tab Committees.">
            <text:p>candidacy.remove@committee=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lt;br/&gt;&lt;br/&gt; 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candidacy has been withdrawn with regard to the position: &lt;br/&gt;&lt;br/&gt;[position]&lt;br/&gt; [institution]&lt;br/&gt;[school]&lt;br/&gt;[department]&lt;br/&gt;&lt;br/&gt; for which you are an appointed member of the election Committee.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πόσυρση υποψηφιότητας για Θέση</text:p>
          </table:table-cell>
          <table:table-cell table:style-name="ce3" office:value-type="string">
            <text:p>Αξιολογητές</text:p>
          </table:table-cell>
          <table:table-cell table:style-name="ce3" office:value-type="string">
            <text:p>candidacy.remove@evaluators</text:p>
          </table:table-cell>
          <table:table-cell table:style-name="ce6" office:value-type="string">
            <text:p>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lt;br/&gt; &lt;br/&gt;για την οποία έχετε οριστεί Αξιολογητής από την Επιτροπή επιλογ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candidacy has been withdrawn with regard to the position: &lt;br/&gt;&lt;br/&gt;[position]&lt;br/&gt;[institution]&lt;br/&gt;[school]&lt;br/&gt; [department]&lt;br/&gt; &lt;br/&gt;for which the Election Committee appointed you Evaluator. &lt;br/&gt;&lt;br/&gt;You can sign in your account and learn more, by selecting the tab Evaluators.</text:p>
          </table:table-cell>
          <table:table-cell table:formula="of:=CONCATENATE([.C9];&quot;=&quot;;[.D9])" office:value-type="string" office:string-value="candidacy.remove@evaluators=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lt;br/&gt; &lt;br/&gt;για την οποία έχετε οριστεί Αξιολογητής από την Επιτροπή επιλογ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candidacy has been withdrawn with regard to the position: &lt;br/&gt;&lt;br/&gt;[position]&lt;br/&gt;[institution]&lt;br/&gt;[school]&lt;br/&gt; [department]&lt;br/&gt; &lt;br/&gt;for which the Election Committee appointed you Evaluator. &lt;br/&gt;&lt;br/&gt;You can sign in your account and learn more, by selecting the tab Evaluators.">
            <text:p>candidacy.remove@evaluators=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lt;br/&gt; &lt;br/&gt;για την οποία έχετε οριστεί Αξιολογητής από την Επιτροπή επιλογ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candidacy has been withdrawn with regard to the position: &lt;br/&gt;&lt;br/&gt;[position]&lt;br/&gt;[institution]&lt;br/&gt;[school]&lt;br/&gt; [department]&lt;br/&gt; &lt;br/&gt;for which the Election Committee appointed you Evaluator.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πόσυρση υποψηφιότητας για Θέση</text:p>
          </table:table-cell>
          <table:table-cell table:style-name="ce3" office:value-type="string">
            <text:p>Διαχειριστής Ιδρύματος ή Βοηθός Διαχειριστή Ιδρύματος (Χρήστης που καταχώρησε τη Θέση)</text:p>
          </table:table-cell>
          <table:table-cell table:style-name="ce3" office:value-type="string">
            <text:p>candidacy.remove@institutionManager</text:p>
          </table:table-cell>
          <table:table-cell table:style-name="ce6" office:value-type="string">
            <text:p>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 &lt;br/&gt;&lt;br/&gt;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candidacy has been withdrawn with regard to the position: &lt;br/&gt;&lt;br/&gt;[position]&lt;br/&gt;[institution]&lt;br/&gt;[school]&lt;br/&gt; [department] &lt;br/&gt;&lt;br/&gt;which you have inserted in the Apella Information System. &lt;br/&gt;&lt;br/&gt;You can sign in your account and learn more by selecting the tab Positions.</text:p>
          </table:table-cell>
          <table:table-cell table:formula="of:=CONCATENATE([.C10];&quot;=&quot;;[.D10])" office:value-type="string" office:string-value="candidacy.remove@institutionManager=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 &lt;br/&gt;&lt;br/&gt;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candidacy has been withdrawn with regard to the position: &lt;br/&gt;&lt;br/&gt;[position]&lt;br/&gt;[institution]&lt;br/&gt;[school]&lt;br/&gt; [department] &lt;br/&gt;&lt;br/&gt;which you have inserted in the Apella Information System. &lt;br/&gt;&lt;br/&gt;You can sign in your account and learn more by selecting the tab Positions.">
            <text:p>candidacy.remove@institutionManager=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 &lt;br/&gt;&lt;br/&gt;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candidacy has been withdrawn with regard to the position: &lt;br/&gt;&lt;br/&gt;[position]&lt;br/&gt;[institution]&lt;br/&gt;[school]&lt;br/&gt; [department] &lt;br/&gt;&lt;br/&gt;which you have inserted in the Apella Information System. &lt;br/&gt;&lt;br/&gt;You can sign in your account and learn more by selecting the tab Position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Default Subject</text:p>
          </table:table-cell>
          <table:table-cell table:style-name="ce3" office:value-type="string">
            <text:p>Χρήστης</text:p>
          </table:table-cell>
          <table:table-cell table:style-name="ce6" office:value-type="string">
            <text:p>default.subject</text:p>
          </table:table-cell>
          <table:table-cell table:style-name="ce6" office:value-type="string">
            <text:p>Aπέλλα - Ειδοποίηση (Notification)</text:p>
          </table:table-cell>
          <table:table-cell table:formula="of:=CONCATENATE([.C11];&quot;=&quot;;[.D11])" office:value-type="string" office:string-value="default.subject=Aπέλλα - Ειδοποίηση (Notification)">
            <text:p>default.subject=Aπέλλα - Ειδοποίηση (Notification)</text:p>
          </table:table-cell>
          <table:table-cell table:style-name="ce14" office:value-type="date" office:date-value="2014-01-08">
            <text:p>08/01/14</text:p>
          </table:table-cell>
          <table:table-cell table:number-columns-repeated="1018"/>
        </table:table-row>
        <table:table-row table:style-name="ro5">
          <table:table-cell table:style-name="ce3" office:value-type="string">
            <text:p>Ανάκτηση Συνθηματικού</text:p>
          </table:table-cell>
          <table:table-cell table:style-name="ce3" office:value-type="string">
            <text:p>Χρήστης</text:p>
          </table:table-cell>
          <table:table-cell table:style-name="ce3" office:value-type="string">
            <text:p>password.reset.body</text:p>
          </table:table-cell>
          <table:table-cell table:style-name="ce9" office:value-type="string">
            <text:p>A translation in English follows&lt;br/&gt;&lt;br/&gt;Προς Χρήστη [username],&lt;br/&gt;&lt;br/&gt;Το νέο συνθηματικό του λογαριασμού σας είναι: <text:span text:style-name="T1">[newPassword]</text:span><text:span text:style-name="T2">&lt;br/&gt;&lt;br/&gt;&lt;br/&gt;&lt;br/&gt; To User [username],&lt;br/&gt;&lt;br/&gt;The new password for your account is: </text:span><text:span text:style-name="T1">[newPassword]</text:span></text:p>
          </table:table-cell>
          <table:table-cell table:formula="of:=CONCATENATE([.C12];&quot;=&quot;;[.D12])" office:value-type="string" office:string-value="password.reset.body=A translation in English follows&lt;br/&gt;&lt;br/&gt;Προς Χρήστη [username],&lt;br/&gt;&lt;br/&gt;Το νέο συνθηματικό του λογαριασμού σας είναι: [newPassword]&lt;br/&gt;&lt;br/&gt;&lt;br/&gt;&lt;br/&gt; To User [username],&lt;br/&gt;&lt;br/&gt;The new password for your account is: [newPassword]">
            <text:p>password.reset.body=A translation in English follows&lt;br/&gt;&lt;br/&gt;Προς Χρήστη [username],&lt;br/&gt;&lt;br/&gt;Το νέο συνθηματικό του λογαριασμού σας είναι: [newPassword]&lt;br/&gt;&lt;br/&gt;&lt;br/&gt;&lt;br/&gt; To User [username],&lt;br/&gt;&lt;br/&gt;The new password for your account is: [newPassword]</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Email εισόδου</text:p>
          </table:table-cell>
          <table:table-cell table:style-name="ce3" office:value-type="string">
            <text:p>Καθηγητής ΑΕΙ της ημεδαπής</text:p>
          </table:table-cell>
          <table:table-cell table:style-name="ce6" office:value-type="string">
            <text:p>login.email.body</text:p>
          </table:table-cell>
          <table:table-cell table:style-name="ce10" office:value-type="string">
            <text:p>Νόμιμος παραλήπτης: [firstname] [lastname]&lt;br/&gt;&lt;br/&gt;Αξιότιμε/η κύριε/α,&lt;br/&gt;&lt;br/&gt;Σας ενημερώνουμε ότι δημοσιεύτηκε η υπ' αριθμ. πρωτ. Φ.122.1/1137/145793/Β/29-10-2013 (ΦΕΚ 2619/τ. Β΄/16-10-2013) κοινή υπουργική απόφαση του υπουργού παιδείας και θρησκευμάτων και του υπουργού οικονομικών με θέμα «Ανάπτυξη και λειτουργία ηλεκτρονικού συστήματος ολοκληρωμένης διαχείρισης διαδικασιών εκλογής και εξέλιξης καθηγητών καθώς και κατάρτισης και τήρησης μητρώων εσωτερικών και εξωτερικών μελών».&lt;br/&gt;&lt;br/&gt;Σε εφαρμογή της ανωτέρω ΚΥΑ και σύμφωνα με τη σχετική &lt;a href="https://apella.minedu.gov.gr/sites/default/files/%CE%95%CE%B3%CE%BA%CF%8D%CE%BA%CE%BB%CE%B9%CE%BF%CF%82%2020122013_0.pdf"&gt;εγκύκλιο&lt;/a&gt; (Φ.11/196295/Ε5/20-12-2013) του υπουργείου παιδείας και θρησκευμάτων, καλείστε να προχωρήσετε μέχρι την 28/2/2014 στην ηλεκτρονική καταχώριση/επικαιροποίηση των ατομικών και ακαδημαϊκών σας στοιχείων στη σχετική βάση δεδομένων του συστήματος ΑΠΕΛΛΑ, πατώντας στον παρακάτω προσωπικό σας υπερσύνδεσμο:&lt;br/&gt;&lt;br/&gt;[loginLink]&lt;br/&gt;&lt;br/&gt;Για την ολοκλήρωση της εγγραφής σας στο σύστημα απαιτείται η συμπλήρωση των στοιχείων του προφίλ σας, όπου μεταξύ άλλων καλείστε να αναρτήσετε και ένα σύντομο βιογραφικό σημείωμα ή να συμπληρώσετε στο σχετικό πεδίο τον ενιαίο εντοπιστή πόρων (URL) του Ιδρύματος, στον οποίο διατηρείτε το βιογραφικό σας σημείωμα.&lt;br/&gt;&lt;br/&gt;Σε περίπτωση που διαπιστώσετε ότι κάποια από τα προσυμπληρωμένα στοιχεία τού λογαριασμού ή του προφίλ σας δεν είναι αληθή ή επίκαιρα, παρακαλούμε να επικοινωνήσετε με το Γραφείο Αρωγής Χρηστών είτε τηλεφωνικά στο 210-7722022 (Δευτέρα-Παρασκευή 09.00-17.00) είτε υποβάλλοντας γραπτό &lt;a href="https://apella.minedu.gov.gr/contact"&gt;online&lt;/a&gt; ερώτημα για να αιτηθείτε διόρθωσης των στοιχείων σας.&lt;br/&gt;&lt;br/&gt;Τονίζεται ότι βάσει εγκυκλίου του υπουργείου παιδείας και θρησκευμάτων, οι Επιτροπές Επιλογής που συστήνονται μετά την 1/4/2014 πρέπει να ορίζονται με βάση τα μητρώα του συστήματος ΑΠΕΛΛΑ, καθιστώντας επιτακτική την άμεση ολοκλήρωση της εγγραφής σας ώστε να είναι εφικτή η συμμετοχή σας σε αυτές.&lt;br/&gt;&lt;br/&gt;Προσοχή:&lt;br/&gt;Το παρόν μήνυμα είναι αυστηρώς προσωπικό και εξατομικευμένο. Εάν δεν είστε ο νόμιμος παραλήπτης, παρακαλούμε να το διαγράψετε αμέσως και να επικοινωνήσετε με το &lt;a href="https://apella.minedu.gov.gr/contact"&gt;Γραφείο Αρωγής Χρηστών&lt;/a&gt;.</text:p>
          </table:table-cell>
          <table:table-cell table:formula="of:=CONCATENATE([.C13];&quot;=&quot;;[.D13])" office:value-type="string" office:string-value="login.email.body=Νόμιμος παραλήπτης: [firstname] [lastname]&lt;br/&gt;&lt;br/&gt;Αξιότιμε/η κύριε/α,&lt;br/&gt;&lt;br/&gt;Σας ενημερώνουμε ότι δημοσιεύτηκε η υπ' αριθμ. πρωτ. Φ.122.1/1137/145793/Β/29-10-2013 (ΦΕΚ 2619/τ. Β΄/16-10-2013) κοινή υπουργική απόφαση του υπουργού παιδείας και θρησκευμάτων και του υπουργού οικονομικών με θέμα «Ανάπτυξη και λειτουργία ηλεκτρονικού συστήματος ολοκληρωμένης διαχείρισης διαδικασιών εκλογής και εξέλιξης καθηγητών καθώς και κατάρτισης και τήρησης μητρώων εσωτερικών και εξωτερικών μελών».&lt;br/&gt;&lt;br/&gt;Σε εφαρμογή της ανωτέρω ΚΥΑ και σύμφωνα με τη σχετική &lt;a href=&quot;https://apella.minedu.gov.gr/sites/default/files/%CE%95%CE%B3%CE%BA%CF%8D%CE%BA%CE%BB%CE%B9%CE%BF%CF%82%2020122013_0.pdf&quot;&gt;εγκύκλιο&lt;/a&gt; (Φ.11/196295/Ε5/20-12-2013) του υπουργείου παιδείας και θρησκευμάτων, καλείστε να προχωρήσετε μέχρι την 28/2/2014 στην ηλεκτρονική καταχώριση/επικαιροποίηση των ατομικών και ακαδημαϊκών σας στοιχείων στη σχετική βάση δεδομένων του συστήματος ΑΠΕΛΛΑ, πατώντας στον παρακάτω προσωπικό σας υπερσύνδεσμο:&lt;br/&gt;&lt;br/&gt;[loginLink]&lt;br/&gt;&lt;br/&gt;Για την ολοκλήρωση της εγγραφής σας στο σύστημα απαιτείται η συμπλήρωση των στοιχείων του προφίλ σας, όπου μεταξύ άλλων καλείστε να αναρτήσετε και ένα σύντομο βιογραφικό σημείωμα ή να συμπληρώσετε στο σχετικό πεδίο τον ενιαίο εντοπιστή πόρων (URL) του Ιδρύματος, στον οποίο διατηρείτε το βιογραφικό σας σημείωμα.&lt;br/&gt;&lt;br/&gt;Σε περίπτωση που διαπιστώσετε ότι κάποια από τα προσυμπληρωμένα στοιχεία τού λογαριασμού ή του προφίλ σας δεν είναι αληθή ή επίκαιρα, παρακαλούμε να επικοινωνήσετε με το Γραφείο Αρωγής Χρηστών είτε τηλεφωνικά στο 210-7722022 (Δευτέρα-Παρασκευή 09.00-17.00) είτε υποβάλλοντας γραπτό &lt;a href=&quot;https://apella.minedu.gov.gr/contact&quot;&gt;online&lt;/a&gt; ερώτημα για να αιτηθείτε διόρθωσης των στοιχείων σας.&lt;br/&gt;&lt;br/&gt;Τονίζεται ότι βάσει εγκυκλίου του υπουργείου παιδείας και θρησκευμάτων, οι Επιτροπές Επιλογής που συστήνονται μετά την 1/4/2014 πρέπει να ορίζονται με βάση τα μητρώα του συστήματος ΑΠΕΛΛΑ, καθιστώντας επιτακτική την άμεση ολοκλήρωση της εγγραφής σας ώστε να είναι εφικτή η συμμετοχή σας σε αυτές.&lt;br/&gt;&lt;br/&gt;Προσοχή:&lt;br/&gt;Το παρόν μήνυμα είναι αυστηρώς προσωπικό και εξατομικευμένο. Εάν δεν είστε ο νόμιμος παραλήπτης, παρακαλούμε να το διαγράψετε αμέσως και να επικοινωνήσετε με το &lt;a href=&quot;https://apella.minedu.gov.gr/contact&quot;&gt;Γραφείο Αρωγής Χρηστών&lt;/a&gt;.">
            <text:p>login.email.body=Νόμιμος παραλήπτης: [firstname] [lastname]&lt;br/&gt;&lt;br/&gt;Αξιότιμε/η κύριε/α,&lt;br/&gt;&lt;br/&gt;Σας ενημερώνουμε ότι δημοσιεύτηκε η υπ' αριθμ. πρωτ. Φ.122.1/1137/145793/Β/29-10-2013 (ΦΕΚ 2619/τ. Β΄/16-10-2013) κοινή υπουργική απόφαση του υπουργού παιδείας και θρησκευμάτων και του υπουργού οικονομικών με θέμα «Ανάπτυξη και λειτουργία ηλεκτρονικού συστήματος ολοκληρωμένης διαχείρισης διαδικασιών εκλογής και εξέλιξης καθηγητών καθώς και κατάρτισης και τήρησης μητρώων εσωτερικών και εξωτερικών μελών».&lt;br/&gt;&lt;br/&gt;Σε εφαρμογή της ανωτέρω ΚΥΑ και σύμφωνα με τη σχετική &lt;a href="https://apella.minedu.gov.gr/sites/default/files/%CE%95%CE%B3%CE%BA%CF%8D%CE%BA%CE%BB%CE%B9%CE%BF%CF%82%2020122013_0.pdf"&gt;εγκύκλιο&lt;/a&gt; (Φ.11/196295/Ε5/20-12-2013) του υπουργείου παιδείας και θρησκευμάτων, καλείστε να προχωρήσετε μέχρι την 28/2/2014 στην ηλεκτρονική καταχώριση/επικαιροποίηση των ατομικών και ακαδημαϊκών σας στοιχείων στη σχετική βάση δεδομένων του συστήματος ΑΠΕΛΛΑ, πατώντας στον παρακάτω προσωπικό σας υπερσύνδεσμο:&lt;br/&gt;&lt;br/&gt;[loginLink]&lt;br/&gt;&lt;br/&gt;Για την ολοκλήρωση της εγγραφής σας στο σύστημα απαιτείται η συμπλήρωση των στοιχείων του προφίλ σας, όπου μεταξύ άλλων καλείστε να αναρτήσετε και ένα σύντομο βιογραφικό σημείωμα ή να συμπληρώσετε στο σχετικό πεδίο τον ενιαίο εντοπιστή πόρων (URL) του Ιδρύματος, στον οποίο διατηρείτε το βιογραφικό σας σημείωμα.&lt;br/&gt;&lt;br/&gt;Σε περίπτωση που διαπιστώσετε ότι κάποια από τα προσυμπληρωμένα στοιχεία τού λογαριασμού ή του προφίλ σας δεν είναι αληθή ή επίκαιρα, παρακαλούμε να επικοινωνήσετε με το Γραφείο Αρωγής Χρηστών είτε τηλεφωνικά στο 210-7722022 (Δευτέρα-Παρασκευή 09.00-17.00) είτε υποβάλλοντας γραπτό &lt;a href="https://apella.minedu.gov.gr/contact"&gt;online&lt;/a&gt; ερώτημα για να αιτηθείτε διόρθωσης των στοιχείων σας.&lt;br/&gt;&lt;br/&gt;Τονίζεται ότι βάσει εγκυκλίου του υπουργείου παιδείας και θρησκευμάτων, οι Επιτροπές Επιλογής που συστήνονται μετά την 1/4/2014 πρέπει να ορίζονται με βάση τα μητρώα του συστήματος ΑΠΕΛΛΑ, καθιστώντας επιτακτική την άμεση ολοκλήρωση της εγγραφής σας ώστε να είναι εφικτή η συμμετοχή σας σε αυτές.&lt;br/&gt;&lt;br/&gt;Προσοχή:&lt;br/&gt;Το παρόν μήνυμα είναι αυστηρώς προσωπικό και εξατομικευμένο. Εάν δεν είστε ο νόμιμος παραλήπτης, παρακαλούμε να το διαγράψετε αμέσως και να επικοινωνήσετε με το &lt;a href="https://apella.minedu.gov.gr/contact"&gt;Γραφείο Αρωγής Χρηστών&lt;/a&gt;.</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Email εισόδου – subject</text:p>
          </table:table-cell>
          <table:table-cell table:style-name="ce3" office:value-type="string">
            <text:p>Καθηγητής ΑΕΙ της ημεδαπής</text:p>
          </table:table-cell>
          <table:table-cell table:style-name="ce6" office:value-type="string">
            <text:p>login.email.subject</text:p>
          </table:table-cell>
          <table:table-cell table:style-name="ce6" office:value-type="string">
            <text:p>Απέλλα - Εγγραφή στο πληροφοριακό σύστημα</text:p>
          </table:table-cell>
          <table:table-cell table:formula="of:=CONCATENATE([.C14];&quot;=&quot;;[.D14])" office:value-type="string" office:string-value="login.email.subject=Απέλλα - Εγγραφή στο πληροφοριακό σύστημα">
            <text:p>login.email.subject=Απέλλα - Εγγραφή στο πληροφοριακό σύστημα</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νάκτηση Συνθηματικού</text:p>
          </table:table-cell>
          <table:table-cell table:style-name="ce3" office:value-type="string">
            <text:p>Χρήστης</text:p>
          </table:table-cell>
          <table:table-cell table:style-name="ce6" office:value-type="string">
            <text:p>password.reset.title</text:p>
          </table:table-cell>
          <table:table-cell table:style-name="ce6" office:value-type="string">
            <text:p>Aπέλλα - Ανάκτηση Συνθηματικού (Password reset)</text:p>
          </table:table-cell>
          <table:table-cell table:formula="of:=CONCATENATE([.C15];&quot;=&quot;;[.D15])" office:value-type="string" office:string-value="password.reset.title=Aπέλλα - Ανάκτηση Συνθηματικού (Password reset)">
            <text:p>password.reset.title=Aπέλλα - Ανάκτηση Συνθηματικού (Password reset)</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Δημιουργία Θέσης</text:p>
          </table:table-cell>
          <table:table-cell table:style-name="ce3" office:value-type="string">
            <text:p>Ενδιαφερόμενοι Υποψήφιοι</text:p>
          </table:table-cell>
          <table:table-cell table:style-name="ce3" office:value-type="string">
            <text:p>position.create@interested.candidates</text:p>
          </table:table-cell>
          <table:table-cell table:style-name="ce6" office:value-type="string">
            <text:p>A translation in English follows&lt;br/&gt;&lt;br/&gt;Προς Χρήστη [firstname] [lastname],&lt;br/&gt;&lt;br/&gt;Σας ενημερώνουμε ότι καταχωρίστηκε στο πληροφοριακό σύστημα ΑΠΕΛΛΑ μία νέα θέση:&lt;br/&gt;&lt;br/&gt;[position]&lt;br/&gt;[institution]&lt;br/&gt;[school]&lt;br/&gt;[department]&lt;br/&gt;&lt;br/&gt;σε θεματική περιοχή/Τμήμα του ενδιαφέροντός σας.&lt;br/&gt;&lt;br/&gt;Μπορείτε να δείτε περισσότερα πραγματοποιώντας [login] στο λογαριασμό σας και μεταβαίνοντας στην καρτέλα Αναζήτηση Θέσεων.&lt;br/&gt;&lt;br/&gt;&lt;br/&gt;&lt;br/&gt;To User [firstname] [lastname],&lt;br/&gt;&lt;br/&gt;We inform you that a new position has been entered in the Apella information system:&lt;br/&gt;&lt;br/&gt;[position]&lt;br/&gt;[institution]&lt;br/&gt;[school]&lt;br/&gt;[department]&lt;br/&gt;&lt;br/&gt;in a thematic area/Department you are interested in.&lt;br/&gt;&lt;br/&gt;You can sign in your account and learn more, selecting the tab Browse Positions.</text:p>
          </table:table-cell>
          <table:table-cell table:formula="of:=CONCATENATE([.C16];&quot;=&quot;;[.D16])" office:value-type="string" office:string-value="position.create@interested.candidates=A translation in English follows&lt;br/&gt;&lt;br/&gt;Προς Χρήστη [firstname] [lastname],&lt;br/&gt;&lt;br/&gt;Σας ενημερώνουμε ότι καταχωρίστηκε στο πληροφοριακό σύστημα ΑΠΕΛΛΑ μία νέα θέση:&lt;br/&gt;&lt;br/&gt;[position]&lt;br/&gt;[institution]&lt;br/&gt;[school]&lt;br/&gt;[department]&lt;br/&gt;&lt;br/&gt;σε θεματική περιοχή/Τμήμα του ενδιαφέροντός σας.&lt;br/&gt;&lt;br/&gt;Μπορείτε να δείτε περισσότερα πραγματοποιώντας [login] στο λογαριασμό σας και μεταβαίνοντας στην καρτέλα Αναζήτηση Θέσεων.&lt;br/&gt;&lt;br/&gt;&lt;br/&gt;&lt;br/&gt;To User [firstname] [lastname],&lt;br/&gt;&lt;br/&gt;We inform you that a new position has been entered in the Apella information system:&lt;br/&gt;&lt;br/&gt;[position]&lt;br/&gt;[institution]&lt;br/&gt;[school]&lt;br/&gt;[department]&lt;br/&gt;&lt;br/&gt;in a thematic area/Department you are interested in.&lt;br/&gt;&lt;br/&gt;You can sign in your account and learn more, selecting the tab Browse Positions.">
            <text:p>position.create@interested.candidates=A translation in English follows&lt;br/&gt;&lt;br/&gt;Προς Χρήστη [firstname] [lastname],&lt;br/&gt;&lt;br/&gt;Σας ενημερώνουμε ότι καταχωρίστηκε στο πληροφοριακό σύστημα ΑΠΕΛΛΑ μία νέα θέση:&lt;br/&gt;&lt;br/&gt;[position]&lt;br/&gt;[institution]&lt;br/&gt;[school]&lt;br/&gt;[department]&lt;br/&gt;&lt;br/&gt;σε θεματική περιοχή/Τμήμα του ενδιαφέροντός σας.&lt;br/&gt;&lt;br/&gt;Μπορείτε να δείτε περισσότερα πραγματοποιώντας [login] στο λογαριασμό σας και μεταβαίνοντας στην καρτέλα Αναζήτηση Θέσεων.&lt;br/&gt;&lt;br/&gt;&lt;br/&gt;&lt;br/&gt;To User [firstname] [lastname],&lt;br/&gt;&lt;br/&gt;We inform you that a new position has been entered in the Apella information system:&lt;br/&gt;&lt;br/&gt;[position]&lt;br/&gt;[institution]&lt;br/&gt;[school]&lt;br/&gt;[department]&lt;br/&gt;&lt;br/&gt;in a thematic area/Department you are interested in.&lt;br/&gt;&lt;br/&gt;You can sign in your account and learn more, selecting the tab Browse Position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Παρέλευση της Ημερομηνίας Λήξης Υποβολής Υποψηφιότητας</text:p>
          </table:table-cell>
          <table:table-cell table:style-name="ce3" office:value-type="string">
            <text:p>Υποψήφιοι</text:p>
          </table:table-cell>
          <table:table-cell table:style-name="ce3" office:value-type="string">
            <text:p>position.update.closingDate@candidates</text:p>
          </table:table-cell>
          <table:table-cell table:style-name="ce6" office:value-type="string">
            <text:p>A translation in English follows&lt;br/&gt;&lt;br/&gt;Προς Χρήστη [firstname] [lastname],&lt;br/&gt;&lt;br/&gt;Σας ενημερώνουμε ότι η προθεσμία υποβολής υποψηφιότητας για τη θέση: &lt;br/&gt;&lt;br/&gt;[position]&lt;br/&gt;[institution]&lt;br/&gt;[school]&lt;br/&gt;[department] &lt;br/&gt;&lt;br/&gt;έχει παρέλθει. Δεν είστε πλέον σε θέση να τροποποιείτε τα στοιχεία της υποψηφιότητάς σας.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We inform you that the dateline for submission of candidacy for the position: &lt;br/&gt;&lt;br/&gt;[position]&lt;br/&gt;[institution]&lt;br/&gt;[school]&lt;br/&gt;[department] &lt;br/&gt;&lt;br/&gt;has passed. You are no longer allowed to modify the details of your candidacy. &lt;br/&gt;&lt;br/&gt; You can keep track of the progress of the election procedure, by signing in your account and selecting the tab Candidacies.</text:p>
          </table:table-cell>
          <table:table-cell table:formula="of:=CONCATENATE([.C17];&quot;=&quot;;[.D17])" office:value-type="string" office:string-value="position.update.closingDate@candidates=A translation in English follows&lt;br/&gt;&lt;br/&gt;Προς Χρήστη [firstname] [lastname],&lt;br/&gt;&lt;br/&gt;Σας ενημερώνουμε ότι η προθεσμία υποβολής υποψηφιότητας για τη θέση: &lt;br/&gt;&lt;br/&gt;[position]&lt;br/&gt;[institution]&lt;br/&gt;[school]&lt;br/&gt;[department] &lt;br/&gt;&lt;br/&gt;έχει παρέλθει. Δεν είστε πλέον σε θέση να τροποποιείτε τα στοιχεία της υποψηφιότητάς σας.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We inform you that the dateline for submission of candidacy for the position: &lt;br/&gt;&lt;br/&gt;[position]&lt;br/&gt;[institution]&lt;br/&gt;[school]&lt;br/&gt;[department] &lt;br/&gt;&lt;br/&gt;has passed. You are no longer allowed to modify the details of your candidacy. &lt;br/&gt;&lt;br/&gt; You can keep track of the progress of the election procedure, by signing in your account and selecting the tab Candidacies.">
            <text:p>position.update.closingDate@candidates=A translation in English follows&lt;br/&gt;&lt;br/&gt;Προς Χρήστη [firstname] [lastname],&lt;br/&gt;&lt;br/&gt;Σας ενημερώνουμε ότι η προθεσμία υποβολής υποψηφιότητας για τη θέση: &lt;br/&gt;&lt;br/&gt;[position]&lt;br/&gt;[institution]&lt;br/&gt;[school]&lt;br/&gt;[department] &lt;br/&gt;&lt;br/&gt;έχει παρέλθει. Δεν είστε πλέον σε θέση να τροποποιείτε τα στοιχεία της υποψηφιότητάς σας.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We inform you that the dateline for submission of candidacy for the position: &lt;br/&gt;&lt;br/&gt;[position]&lt;br/&gt;[institution]&lt;br/&gt;[school]&lt;br/&gt;[department] &lt;br/&gt;&lt;br/&gt;has passed. You are no longer allowed to modify the details of your candidacy. &lt;br/&gt;&lt;br/&gt; You can keep track of the progress of the election procedure, by signing in your account and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ποιοδήποτε άλλο upload στις Καρτέλες Επιτροπή, Διορισμός, Διοικητικά Έγγραφα</text:p>
          </table:table-cell>
          <table:table-cell table:style-name="ce3" office:value-type="string">
            <text:p>Υποψήφιοι</text:p>
          </table:table-cell>
          <table:table-cell table:style-name="ce3" office:value-type="string">
            <text:p>position.upload@candidates</text:p>
          </table:table-cell>
          <table:table-cell table:style-name="ce6" office:value-type="string">
            <text:p>A translation in English follows&lt;br/&gt;&lt;br/&gt;Προς Χρήστη [firstname] [lastname],&lt;br/&gt;&lt;br/&gt;Σας ενημερώνουμε ότι υπήρξε μία νέα προσθήκη/τροποποίηση στα στοιχεία της θέσης: &lt;br/&gt;&lt;br/&gt;[position]&lt;br/&gt; [institution]&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new insert/modification in the data with reference to the position: &lt;br/&gt;&lt;br/&gt;[position]&lt;br/&gt; [institution] &lt;br/&gt;[school] &lt;br/&gt;[department] &lt;br/&gt;&lt;br/&gt;for which you have submitted a candidacy &lt;br/&gt;&lt;br/&gt;You can <text:s/>sign in your account and learn more, selecting the tab Candidacies.</text:p>
          </table:table-cell>
          <table:table-cell table:formula="of:=CONCATENATE([.C18];&quot;=&quot;;[.D18])" office:value-type="string" office:string-value="position.upload@candidates=A translation in English follows&lt;br/&gt;&lt;br/&gt;Προς Χρήστη [firstname] [lastname],&lt;br/&gt;&lt;br/&gt;Σας ενημερώνουμε ότι υπήρξε μία νέα προσθήκη/τροποποίηση στα στοιχεία της θέσης: &lt;br/&gt;&lt;br/&gt;[position]&lt;br/&gt; [institution]&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new insert/modification in the data with reference to the position: &lt;br/&gt;&lt;br/&gt;[position]&lt;br/&gt; [institution] &lt;br/&gt;[school] &lt;br/&gt;[department] &lt;br/&gt;&lt;br/&gt;for which you have submitted a candidacy &lt;br/&gt;&lt;br/&gt;You can  sign in your account and learn more, selecting the tab Candidacies.">
            <text:p>position.upload@candidates=A translation in English follows&lt;br/&gt;&lt;br/&gt;Προς Χρήστη [firstname] [lastname],&lt;br/&gt;&lt;br/&gt;Σας ενημερώνουμε ότι υπήρξε μία νέα προσθήκη/τροποποίηση στα στοιχεία της θέσης: &lt;br/&gt;&lt;br/&gt;[position]&lt;br/&gt; [institution]&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new insert/modification in the data with reference to the position: &lt;br/&gt;&lt;br/&gt;[position]&lt;br/&gt; [institution] &lt;br/&gt;[school] &lt;br/&gt;[department] &lt;br/&gt;&lt;br/&gt;for which you have submitted a candidacy &lt;br/&gt;&lt;br/&gt;You can <text:s/>sign in your account and learn more,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ποιοδήποτε άλλο upload στις Καρτέλες Επιτροπή, Διορισμός, Διοικητικά Έγγραφα</text:p>
          </table:table-cell>
          <table:table-cell table:style-name="ce3" office:value-type="string">
            <text:p>Μέλη της Επιτροπής</text:p>
          </table:table-cell>
          <table:table-cell table:style-name="ce3" office:value-type="string">
            <text:p>position.upload@committee</text:p>
          </table:table-cell>
          <table:table-cell table:style-name="ce6" office:value-type="string">
            <text:p>A translation in English follows&lt;br/&gt;&lt;br/&gt;Προς Χρήστη [firstname] [lastname],&lt;br/&gt;&lt;br/&gt;Σας ενημερώνουμε ότι υπήρξε μία νέα προσθήκη/τροποποίηση στα στοιχεία της θέσης: &lt;br/&gt;&lt;br/&gt;[position] &lt;br/&gt;[institution] &lt;br/&gt;[school]&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new insert/modification in the data with reference to the position: <text:s/>&lt;br/&gt;&lt;br/&gt;[position] &lt;br/&gt;[institution] &lt;br/&gt;[school]&lt;br/&gt;[department] &lt;br/&gt;&lt;br/&gt;for which you are an appointed member of the election Committee. &lt;br/&gt;&lt;br/&gt;You can sign in your account and learn more by selecting the tab Committees.</text:p>
          </table:table-cell>
          <table:table-cell table:formula="of:=CONCATENATE([.C19];&quot;=&quot;;[.D19])" office:value-type="string" office:string-value="position.upload@committee=A translation in English follows&lt;br/&gt;&lt;br/&gt;Προς Χρήστη [firstname] [lastname],&lt;br/&gt;&lt;br/&gt;Σας ενημερώνουμε ότι υπήρξε μία νέα προσθήκη/τροποποίηση στα στοιχεία της θέσης: &lt;br/&gt;&lt;br/&gt;[position] &lt;br/&gt;[institution] &lt;br/&gt;[school]&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new insert/modification in the data with reference to the position:  &lt;br/&gt;&lt;br/&gt;[position] &lt;br/&gt;[institution] &lt;br/&gt;[school]&lt;br/&gt;[department] &lt;br/&gt;&lt;br/&gt;for which you are an appointed member of the election Committee. &lt;br/&gt;&lt;br/&gt;You can sign in your account and learn more by selecting the tab Committees.">
            <text:p>position.upload@committee=A translation in English follows&lt;br/&gt;&lt;br/&gt;Προς Χρήστη [firstname] [lastname],&lt;br/&gt;&lt;br/&gt;Σας ενημερώνουμε ότι υπήρξε μία νέα προσθήκη/τροποποίηση στα στοιχεία της θέσης: &lt;br/&gt;&lt;br/&gt;[position] &lt;br/&gt;[institution] &lt;br/&gt;[school]&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new insert/modification in the data with reference to the position: <text:s/>&lt;br/&gt;&lt;br/&gt;[position] &lt;br/&gt;[institution] &lt;br/&gt;[school]&lt;br/&gt;[department] &lt;br/&gt;&lt;br/&gt;for which you are an appointed member of the election Committee.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ποιοδήποτε άλλο upload στις Καρτέλες Επιτροπή, Διορισμός, Διοικητικά Έγγραφα</text:p>
          </table:table-cell>
          <table:table-cell table:style-name="ce3" office:value-type="string">
            <text:p>Αξιολογητές</text:p>
          </table:table-cell>
          <table:table-cell table:style-name="ce3" office:value-type="string">
            <text:p>position.upload@evaluators</text:p>
          </table:table-cell>
          <table:table-cell table:style-name="ce6" office:value-type="string">
            <text:p>A translation in English follows&lt;br/&gt;&lt;br/&gt;Προς Χρήστη [firstname] [lastname],&lt;br/&gt;&lt;br/&gt;Σας ενημερώνουμε ότι υπήρξε μία νέα προσθήκη/τροποποίηση στα στοιχεία της θέσης: &lt;br/&gt;&lt;br/&gt;[position]&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new insert/modification in the data with reference to the position: &lt;br/&gt;&lt;br/&gt;[position]&lt;br/&gt;[institution] <text:s/>&lt;br/&gt;[school] &lt;br/&gt;[department] &lt;br/&gt;&lt;br/&gt;for which you are an appointed Evaluator. &lt;br/&gt;&lt;br/&gt;You can sign in your account and learn more by selecting the tab Evaluators.</text:p>
          </table:table-cell>
          <table:table-cell table:formula="of:=CONCATENATE([.C20];&quot;=&quot;;[.D20])" office:value-type="string" office:string-value="position.upload@evaluators=A translation in English follows&lt;br/&gt;&lt;br/&gt;Προς Χρήστη [firstname] [lastname],&lt;br/&gt;&lt;br/&gt;Σας ενημερώνουμε ότι υπήρξε μία νέα προσθήκη/τροποποίηση στα στοιχεία της θέσης: &lt;br/&gt;&lt;br/&gt;[position]&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new insert/modification in the data with reference to the position: &lt;br/&gt;&lt;br/&gt;[position]&lt;br/&gt;[institution]  &lt;br/&gt;[school] &lt;br/&gt;[department] &lt;br/&gt;&lt;br/&gt;for which you are an appointed Evaluator. &lt;br/&gt;&lt;br/&gt;You can sign in your account and learn more by selecting the tab Evaluators.">
            <text:p>position.upload@evaluators=A translation in English follows&lt;br/&gt;&lt;br/&gt;Προς Χρήστη [firstname] [lastname],&lt;br/&gt;&lt;br/&gt;Σας ενημερώνουμε ότι υπήρξε μία νέα προσθήκη/τροποποίηση στα στοιχεία της θέσης: &lt;br/&gt;&lt;br/&gt;[position]&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new insert/modification in the data with reference to the position: &lt;br/&gt;&lt;br/&gt;[position]&lt;br/&gt;[institution] <text:s/>&lt;br/&gt;[school] &lt;br/&gt;[department] &lt;br/&gt;&lt;br/&gt;for which you are an appointed Evaluator.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Upload Aρχείου στην Καρτέλα Υποψηφιότητες για συγκεκριμένο Υποψήφιο</text:p>
          </table:table-cell>
          <table:table-cell table:style-name="ce3" office:value-type="string">
            <text:p>Στο e-mail του καθηγητή που έστειλε την αξιολόγηση για τον συγκεκριμένο υποψήφιο.</text:p>
          </table:table-cell>
          <table:table-cell table:style-name="ce3" office:value-type="string">
            <text:p>positionCandidacies.upload.eisigisi@candidacyEvaluator</text:p>
          </table:table-cell>
          <table:table-cell table:style-name="ce6" office:value-type="string">
            <text:p>A translation in English follows&lt;br/&gt;&lt;br/&gt;Προς Χρήστη [firstname] [lastname],&lt;br/&gt;&lt;br/&gt;Σας ενημερώνουμε ότι έχει αναρτηθεί στο Πληροφοριακό Σύστημα Απέλλα η αξιολόγηση που αποστείλατε για τον υποψήφιο: [candidate_firstname] [candidate_lastname] σχετικά με την υποψηφιότητά του για τη θέση: &lt;br/&gt;&lt;br/&gt;[position]&lt;br/&gt;[institution]&lt;br/&gt;[school] &lt;br/&gt;[department].&lt;br/&gt;&lt;br/&gt;&lt;br/&gt;&lt;br/&gt;To User [firstname] [lastname],&lt;br/&gt;&lt;br/&gt;We inform you that the evaluation you provided for the candidate[candidate_firstname] [candidate_lastname] with regard to his candidacy for the position: &lt;br/&gt;&lt;br/&gt;[position]&lt;br/&gt;[institution]&lt;br/&gt;[school] &lt;br/&gt;[department] has been uploaded in the Apella Information System.</text:p>
          </table:table-cell>
          <table:table-cell table:formula="of:=CONCATENATE([.C21];&quot;=&quot;;[.D21])" office:value-type="string" office:string-value="positionCandidacies.upload.eisigisi@candidacyEvaluator=A translation in English follows&lt;br/&gt;&lt;br/&gt;Προς Χρήστη [firstname] [lastname],&lt;br/&gt;&lt;br/&gt;Σας ενημερώνουμε ότι έχει αναρτηθεί στο Πληροφοριακό Σύστημα Απέλλα η αξιολόγηση που αποστείλατε για τον υποψήφιο: [candidate_firstname] [candidate_lastname] σχετικά με την υποψηφιότητά του για τη θέση: &lt;br/&gt;&lt;br/&gt;[position]&lt;br/&gt;[institution]&lt;br/&gt;[school] &lt;br/&gt;[department].&lt;br/&gt;&lt;br/&gt;&lt;br/&gt;&lt;br/&gt;To User [firstname] [lastname],&lt;br/&gt;&lt;br/&gt;We inform you that the evaluation you provided for the candidate[candidate_firstname] [candidate_lastname] with regard to his candidacy for the position: &lt;br/&gt;&lt;br/&gt;[position]&lt;br/&gt;[institution]&lt;br/&gt;[school] &lt;br/&gt;[department] has been uploaded in the Apella Information System.">
            <text:p>positionCandidacies.upload.eisigisi@candidacyEvaluator=A translation in English follows&lt;br/&gt;&lt;br/&gt;Προς Χρήστη [firstname] [lastname],&lt;br/&gt;&lt;br/&gt;Σας ενημερώνουμε ότι έχει αναρτηθεί στο Πληροφοριακό Σύστημα Απέλλα η αξιολόγηση που αποστείλατε για τον υποψήφιο: [candidate_firstname] [candidate_lastname] σχετικά με την υποψηφιότητά του για τη θέση: &lt;br/&gt;&lt;br/&gt;[position]&lt;br/&gt;[institution]&lt;br/&gt;[school] &lt;br/&gt;[department].&lt;br/&gt;&lt;br/&gt;&lt;br/&gt;&lt;br/&gt;To User [firstname] [lastname],&lt;br/&gt;&lt;br/&gt;We inform you that the evaluation you provided for the candidate[candidate_firstname] [candidate_lastname] with regard to his candidacy for the position: &lt;br/&gt;&lt;br/&gt;[position]&lt;br/&gt;[institution]&lt;br/&gt;[school] &lt;br/&gt;[department] has been uploaded in the Apella Information System.</text:p>
          </table:table-cell>
          <table:table-cell table:style-name="ce14" office:value-type="date" office:date-value="2014-01-08">
            <text:p>08/01/14</text:p>
          </table:table-cell>
          <table:table-cell table:number-columns-repeated="1018"/>
        </table:table-row>
        <table:table-row table:style-name="ro3">
          <table:table-cell table:style-name="ce3" office:value-type="string">
            <text:p>Upload Aρχείου στην Καρτέλα Υποψηφιότητες για συγκεκριμένο Υποψήφιο</text:p>
          </table:table-cell>
          <table:table-cell table:style-name="ce3" office:value-type="string">
            <text:p>Υποψήφιο που αφορά η αξιολόγηση</text:p>
          </table:table-cell>
          <table:table-cell table:style-name="ce3" office:value-type="string">
            <text:p>positionCandidacies.upload.eisigisi@candidate</text:p>
          </table:table-cell>
          <table:table-cell table:style-name="ce6" office:value-type="string">
            <text:p>A translation in English follows&lt;br/&gt;&lt;br/&gt;Προς Χρήστη [firstname] [lastname],&lt;br/&gt;&lt;br/&gt;Σας ενημερώνουμε ότι έχει αναρτηθεί στο Πληροφοριακό Σύστημα Απέλλα η αξιολόγηση της υποψηφιότητάς σας από τον αξιολογητή [evaluator_firstname] [evaluator_lastname] που υποδείξατε.&lt;br/&gt;&lt;br/&gt;&lt;br/&gt;&lt;br/&gt;To User [firstname] [lastname],&lt;br/&gt;&lt;br/&gt;We inform you that the evaluation of your candidacy by the evaluator [candidacyEvaluator_name] you proposed, has been uploaded in the Apella Information System.</text:p>
          </table:table-cell>
          <table:table-cell table:formula="of:=CONCATENATE([.C22];&quot;=&quot;;[.D22])" office:value-type="string" office:string-value="positionCandidacies.upload.eisigisi@candidate=A translation in English follows&lt;br/&gt;&lt;br/&gt;Προς Χρήστη [firstname] [lastname],&lt;br/&gt;&lt;br/&gt;Σας ενημερώνουμε ότι έχει αναρτηθεί στο Πληροφοριακό Σύστημα Απέλλα η αξιολόγηση της υποψηφιότητάς σας από τον αξιολογητή [evaluator_firstname] [evaluator_lastname] που υποδείξατε.&lt;br/&gt;&lt;br/&gt;&lt;br/&gt;&lt;br/&gt;To User [firstname] [lastname],&lt;br/&gt;&lt;br/&gt;We inform you that the evaluation of your candidacy by the evaluator [candidacyEvaluator_name] you proposed, has been uploaded in the Apella Information System.">
            <text:p>positionCandidacies.upload.eisigisi@candidate=A translation in English follows&lt;br/&gt;&lt;br/&gt;Προς Χρήστη [firstname] [lastname],&lt;br/&gt;&lt;br/&gt;Σας ενημερώνουμε ότι έχει αναρτηθεί στο Πληροφοριακό Σύστημα Απέλλα η αξιολόγηση της υποψηφιότητάς σας από τον αξιολογητή [evaluator_firstname] [evaluator_lastname] που υποδείξατε.&lt;br/&gt;&lt;br/&gt;&lt;br/&gt;&lt;br/&gt;To User [firstname] [lastname],&lt;br/&gt;&lt;br/&gt;We inform you that the evaluation of your candidacy by the evaluator [candidacyEvaluator_name] you proposed, has been uploaded in the Apella Information System.</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Upload Aρχείου στην Καρτέλα Υποψηφιότητες για συγκεκριμένο Υποψήφιο</text:p>
          </table:table-cell>
          <table:table-cell table:style-name="ce3" office:value-type="string">
            <text:p>Μέλη της Επιτροπής</text:p>
          </table:table-cell>
          <table:table-cell table:style-name="ce3" office:value-type="string">
            <text:p>positionCandidacies.upload.eisigisi@committee</text:p>
          </table:table-cell>
          <table:table-cell table:style-name="ce6" office:value-type="string">
            <text:p>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ion of the candidate [candidate_firstname] [candidate_lastname] <text:s/>for the position:&lt;br/&gt;[position] &lt;br/&gt;[institution]&lt;br/&gt;[school]&lt;br/&gt;[department] &lt;br/&gt;by a Professor/Researcher selected by the candidate has been uploaded in the Apella Information System. &lt;br/&gt;&lt;br/&gt; You can sign in your account and learn more by selecting the tab Committees.</text:p>
          </table:table-cell>
          <table:table-cell table:formula="of:=CONCATENATE([.C23];&quot;=&quot;;[.D23])" office:value-type="string" office:string-value="positionCandidacies.upload.eisigisi@committee=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για τη θέση:&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ion of the candidate [candidate_firstname] [candidate_lastname]  for the position:&lt;br/&gt;[position] &lt;br/&gt;[institution]&lt;br/&gt;[school]&lt;br/&gt;[department] &lt;br/&gt;by a Professor/Researcher selected by the candidate has been uploaded in the Apella Information System. &lt;br/&gt;&lt;br/&gt; You can sign in your account and learn more by selecting the tab Committees.">
            <text:p>positionCandidacies.upload.eisigisi@committee=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ion of the candidate [candidate_firstname] [candidate_lastname] <text:s/>for the position:&lt;br/&gt;[position] &lt;br/&gt;[institution]&lt;br/&gt;[school]&lt;br/&gt;[department] &lt;br/&gt;by a Professor/Researcher selected by the candidate has been uploaded in the Apella Information System. &lt;br/&gt;&lt;br/&gt;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Upload Aρχείου στην Καρτέλα Υποψηφιότητες για συγκεκριμένο Υποψήφιο</text:p>
          </table:table-cell>
          <table:table-cell table:style-name="ce3" office:value-type="string">
            <text:p>Αξιολογητές</text:p>
          </table:table-cell>
          <table:table-cell table:style-name="ce3" office:value-type="string">
            <text:p>positionCandidacies.upload.eisigisi@evaluators</text:p>
          </table:table-cell>
          <table:table-cell table:style-name="ce6" office:value-type="string">
            <text:p>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 &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valuation of the candidate [candidate_firstname], [candidate_lastname] for the position: <text:s/>&lt;br/&gt;[position] &lt;br/&gt;[institution]&lt;br/&gt;[school] &lt;br/&gt;[department] by a Professor/Researcher selected by the candidate has been uploaded in the Apella Information System. &lt;br/&gt;&lt;br/&gt;You can sign in your account and learn more by selecting the tab Evaluators.</text:p>
          </table:table-cell>
          <table:table-cell table:formula="of:=CONCATENATE([.C24];&quot;=&quot;;[.D24])" office:value-type="string" office:string-value="positionCandidacies.upload.eisigisi@evaluators=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για τη θέση: &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valuation of the candidate [candidate_firstname], [candidate_lastname] for the position:  &lt;br/&gt;[position] &lt;br/&gt;[institution]&lt;br/&gt;[school] &lt;br/&gt;[department] by a Professor/Researcher selected by the candidate has been uploaded in the Apella Information System. &lt;br/&gt;&lt;br/&gt;You can sign in your account and learn more by selecting the tab Evaluators.">
            <text:p>positionCandidacies.upload.eisigisi@evaluators=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 &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valuation of the candidate [candidate_firstname], [candidate_lastname] for the position: <text:s/>&lt;br/&gt;[position] &lt;br/&gt;[institution]&lt;br/&gt;[school] &lt;br/&gt;[department] by a Professor/Researcher selected by the candidate has been uploaded in the Apella Information System.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Επιτροπής</text:p>
          </table:table-cell>
          <table:table-cell table:style-name="ce3" office:value-type="string">
            <text:p>Υποψήφιοι</text:p>
          </table:table-cell>
          <table:table-cell table:style-name="ce3" office:value-type="string">
            <text:p>positionCommittee.create.members@candidates</text:p>
          </table:table-cell>
          <table:table-cell table:style-name="ce6" office:value-type="string">
            <text:p>A translation in English follows&lt;br/&gt;&lt;br/&gt;Προς Χρήστη [firstname] [lastname],&lt;br/&gt;&lt;br/&gt;Σας ενημερώνουμε ότι δηλώθηκε στο Πληροφοριακό Σύστημα Απέλλα η σύσταση της Επιτροπής επιλογής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formation of the election Committee for the position:&lt;br/&gt;&lt;br/&gt;[position] &lt;br/&gt;[institution] &lt;br/&gt;[school] &lt;br/&gt;[department] &lt;br/&gt;&lt;br/&gt; has been reported to the Apella system. You can sign in your account and learn more by selecting the tab Candidacies.</text:p>
          </table:table-cell>
          <table:table-cell table:formula="of:=CONCATENATE([.C25];&quot;=&quot;;[.D25])" office:value-type="string" office:string-value="positionCommittee.create.members@candidates=A translation in English follows&lt;br/&gt;&lt;br/&gt;Προς Χρήστη [firstname] [lastname],&lt;br/&gt;&lt;br/&gt;Σας ενημερώνουμε ότι δηλώθηκε στο Πληροφοριακό Σύστημα Απέλλα η σύσταση της Επιτροπής επιλογής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formation of the election Committee for the position:&lt;br/&gt;&lt;br/&gt;[position] &lt;br/&gt;[institution] &lt;br/&gt;[school] &lt;br/&gt;[department] &lt;br/&gt;&lt;br/&gt; has been reported to the Apella system. You can sign in your account and learn more by selecting the tab Candidacies.">
            <text:p>positionCommittee.create.members@candidates=A translation in English follows&lt;br/&gt;&lt;br/&gt;Προς Χρήστη [firstname] [lastname],&lt;br/&gt;&lt;br/&gt;Σας ενημερώνουμε ότι δηλώθηκε στο Πληροφοριακό Σύστημα Απέλλα η σύσταση της Επιτροπής επιλογής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formation of the election Committee for the position:&lt;br/&gt;&lt;br/&gt;[position] &lt;br/&gt;[institution] &lt;br/&gt;[school] &lt;br/&gt;[department] &lt;br/&gt;&lt;br/&gt; has been reported to the Apella system.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Προσθήκη σε Επιτροπή ως τακτικό μέλος</text:p>
          </table:table-cell>
          <table:table-cell table:style-name="ce3" office:value-type="string">
            <text:p>Καθηγητής ΑΕΙ της ημεδαπής/Καθηγητής της αλλοδαπής.</text:p>
          </table:table-cell>
          <table:table-cell table:style-name="ce3" office:value-type="string">
            <text:p>positionCommittee.create.regular.member@member</text:p>
          </table:table-cell>
          <table:table-cell table:style-name="ce6" office:value-type="string">
            <text:p>A translation in English follows&lt;br/&gt;&lt;br/&gt;Προς Χρήστη [firstname] [lastname],&lt;br/&gt;&lt;br/&gt;Σας ενημερώνουμε ότι οριστήκατε τακτικό μέλος της Επιτροπής επιλογής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full member of the election Committee for the position: &lt;br/&gt;&lt;br/&gt;[position] &lt;br/&gt;[institution] &lt;br/&gt;[school] &lt;br/&gt;[department]&lt;br/&gt;&lt;br/&gt;You can sign in your account and learn more by selecting the tab Committees.</text:p>
          </table:table-cell>
          <table:table-cell table:formula="of:=CONCATENATE([.C26];&quot;=&quot;;[.D26])" office:value-type="string" office:string-value="positionCommittee.create.regular.member@member=A translation in English follows&lt;br/&gt;&lt;br/&gt;Προς Χρήστη [firstname] [lastname],&lt;br/&gt;&lt;br/&gt;Σας ενημερώνουμε ότι οριστήκατε τακτικό μέλος της Επιτροπής επιλογής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full member of the election Committee for the position: &lt;br/&gt;&lt;br/&gt;[position] &lt;br/&gt;[institution] &lt;br/&gt;[school] &lt;br/&gt;[department]&lt;br/&gt;&lt;br/&gt;You can sign in your account and learn more by selecting the tab Committees.">
            <text:p>positionCommittee.create.regular.member@member=A translation in English follows&lt;br/&gt;&lt;br/&gt;Προς Χρήστη [firstname] [lastname],&lt;br/&gt;&lt;br/&gt;Σας ενημερώνουμε ότι οριστήκατε τακτικό μέλος της Επιτροπής επιλογής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full member of the election Committee for the position: &lt;br/&gt;&lt;br/&gt;[position] &lt;br/&gt;[institution] &lt;br/&gt;[school] &lt;br/&gt;[department]&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Προσθήκη σε Επιτροπή ως αναπληρωματικό μέλος</text:p>
          </table:table-cell>
          <table:table-cell table:style-name="ce3" office:value-type="string">
            <text:p>Καθηγητής ΑΕΙ της ημεδαπής/Καθηγητής της αλλοδαπής.</text:p>
          </table:table-cell>
          <table:table-cell table:style-name="ce3" office:value-type="string">
            <text:p>positionCommittee.create.substitute.member@member</text:p>
          </table:table-cell>
          <table:table-cell table:style-name="ce6" office:value-type="string">
            <text:p>A translation in English follows&lt;br/&gt;&lt;br/&gt;Προς Χρήστη [firstname] [lastname],&lt;br/&gt;&lt;br/&gt;Σας ενημερώνουμε ότι οριστήκατε αναπληρωματικό μέλος της Επιτροπής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associate member of the election Committee for the position: &lt;br/&gt;&lt;br/&gt;[position] &lt;br/&gt;[institution]&lt;br/&gt;[school]&lt;br/&gt;[department] &lt;br/&gt;&lt;br/&gt;You can sign in your account and learn more by selecting the tab Committees.</text:p>
          </table:table-cell>
          <table:table-cell table:formula="of:=CONCATENATE([.C27];&quot;=&quot;;[.D27])" office:value-type="string" office:string-value="positionCommittee.create.substitute.member@member=A translation in English follows&lt;br/&gt;&lt;br/&gt;Προς Χρήστη [firstname] [lastname],&lt;br/&gt;&lt;br/&gt;Σας ενημερώνουμε ότι οριστήκατε αναπληρωματικό μέλος της Επιτροπής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associate member of the election Committee for the position: &lt;br/&gt;&lt;br/&gt;[position] &lt;br/&gt;[institution]&lt;br/&gt;[school]&lt;br/&gt;[department] &lt;br/&gt;&lt;br/&gt;You can sign in your account and learn more by selecting the tab Committees.">
            <text:p>positionCommittee.create.substitute.member@member=A translation in English follows&lt;br/&gt;&lt;br/&gt;Προς Χρήστη [firstname] [lastname],&lt;br/&gt;&lt;br/&gt;Σας ενημερώνουμε ότι οριστήκατε αναπληρωματικό μέλος της Επιτροπής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associate member of the election Committee for the position: &lt;br/&gt;&lt;br/&gt;[position] &lt;br/&gt;[institution]&lt;br/&gt;[school]&lt;br/&gt;[department]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τακτικό/αναπληρωματικό μέλος της Επιτροπής</text:p>
          </table:table-cell>
          <table:table-cell table:style-name="ce3" office:value-type="string">
            <text:p>Υποψήφιοι</text:p>
          </table:table-cell>
          <table:table-cell table:style-name="ce3" office:value-type="string">
            <text:p>positionCommittee.remove.members@candidates</text:p>
          </table:table-cell>
          <table:table-cell table:style-name="ce6" office:value-type="string">
            <text:p>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lt;br/&gt;[institution] &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modification in the composition of the election Committee for the position: &lt;br/&gt;&lt;br/&gt;[position]&lt;br/&gt;[institution] <text:s/>&lt;br/&gt;[school] &lt;br/&gt;[department] &lt;br/&gt;&lt;br/&gt;for which you have submitted a candidacy. &lt;br/&gt;&lt;br/&gt;You can sign in your account and learn more by selecting the tab Candidacies.</text:p>
          </table:table-cell>
          <table:table-cell table:formula="of:=CONCATENATE([.C28];&quot;=&quot;;[.D28])" office:value-type="string" office:string-value="positionCommittee.remove.members@candidate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lt;br/&gt;[institution] &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modification in the composition of the election Committee for the position: &lt;br/&gt;&lt;br/&gt;[position]&lt;br/&gt;[institution]  &lt;br/&gt;[school] &lt;br/&gt;[department] &lt;br/&gt;&lt;br/&gt;for which you have submitted a candidacy. &lt;br/&gt;&lt;br/&gt;You can sign in your account and learn more by selecting the tab Candidacies.">
            <text:p>positionCommittee.remove.members@candidate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lt;br/&gt;[institution] &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modification in the composition of the election Committee for the position: &lt;br/&gt;&lt;br/&gt;[position]&lt;br/&gt;[institution] <text:s/>&lt;br/&gt;[school] &lt;br/&gt;[department] &lt;br/&gt;&lt;br/&gt;for which you have submitted a candidacy. &lt;br/&gt;&lt;br/&gt;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τακτικό/αναπληρωματικό μέλος της Επιτροπής</text:p>
          </table:table-cell>
          <table:table-cell table:style-name="ce3" office:value-type="string">
            <text:p>Αξιολογητές</text:p>
          </table:table-cell>
          <table:table-cell table:style-name="ce3" office:value-type="string">
            <text:p>positionCommittee.remove.members@evaluators</text:p>
          </table:table-cell>
          <table:table-cell table:style-name="ce6" office:value-type="string">
            <text:p>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modification in the composition of the election Committee for the Position: &lt;br/&gt;&lt;br/&gt;[position] &lt;br/&gt;[institution] &lt;br/&gt;[school] &lt;br/&gt;[department] &lt;br/&gt;&lt;br/&gt;for which you have been appointed Evaluator. &lt;br/&gt;&lt;br/&gt;You can sign in your account and learn more by selecting the tab Evaluators.</text:p>
          </table:table-cell>
          <table:table-cell table:formula="of:=CONCATENATE([.C29];&quot;=&quot;;[.D29])" office:value-type="string" office:string-value="positionCommittee.remove.members@evaluato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modification in the composition of the election Committee for the Position: &lt;br/&gt;&lt;br/&gt;[position] &lt;br/&gt;[institution] &lt;br/&gt;[school] &lt;br/&gt;[department] &lt;br/&gt;&lt;br/&gt;for which you have been appointed Evaluator. &lt;br/&gt;&lt;br/&gt;You can sign in your account and learn more by selecting the tab Evaluators.">
            <text:p>positionCommittee.remove.members@evaluato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modification in the composition of the election Committee for the Position: &lt;br/&gt;&lt;br/&gt;[position] &lt;br/&gt;[institution] &lt;br/&gt;[school] &lt;br/&gt;[department] &lt;br/&gt;&lt;br/&gt;for which you have been appointed Evaluator.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τακτικό/αναπληρωματικό μέλος της Επιτροπής</text:p>
          </table:table-cell>
          <table:table-cell table:style-name="ce3" office:value-type="string">
            <text:p>Μέλη της Επιτροπής</text:p>
          </table:table-cell>
          <table:table-cell table:style-name="ce3" office:value-type="string">
            <text:p>positionCommittee.remove.members@members</text:p>
          </table:table-cell>
          <table:table-cell table:style-name="ce6" office:value-type="string">
            <text:p>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modification in the composition of the election Committee with regard to the Position: &lt;br/&gt;&lt;br/&gt;[position] &lt;br/&gt;[institution] <text:s/>&lt;br/&gt;[school] &lt;br/&gt;[department] &lt;br/&gt;&lt;br/&gt;for which you have been appointed member of the election Committee.&lt;br/&gt;&lt;br/&gt;You can sign in your account and learn more by selecting the tab Committees.</text:p>
          </table:table-cell>
          <table:table-cell table:formula="of:=CONCATENATE([.C30];&quot;=&quot;;[.D30])" office:value-type="string" office:string-value="positionCommittee.remove.members@membe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modification in the composition of the election Committee with regard to the Position: &lt;br/&gt;&lt;br/&gt;[position] &lt;br/&gt;[institution]  &lt;br/&gt;[school] &lt;br/&gt;[department] &lt;br/&gt;&lt;br/&gt;for which you have been appointed member of the election Committee.&lt;br/&gt;&lt;br/&gt;You can sign in your account and learn more by selecting the tab Committees.">
            <text:p>positionCommittee.remove.members@membe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modification in the composition of the election Committee with regard to the Position: &lt;br/&gt;&lt;br/&gt;[position] &lt;br/&gt;[institution] <text:s/>&lt;br/&gt;[school] &lt;br/&gt;[department] &lt;br/&gt;&lt;br/&gt;for which you have been appointed member of the election Committee.&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αναπληρωματικό μέλος της Επιτροπής</text:p>
          </table:table-cell>
          <table:table-cell table:style-name="ce3" office:value-type="string">
            <text:p>Καθηγητής ΑΕΙ της ημεδαπής/Καθηγητής της αλλοδαπής.</text:p>
          </table:table-cell>
          <table:table-cell table:style-name="ce3" office:value-type="string">
            <text:p>positionCommittee.remove.regular.member@member</text:p>
          </table:table-cell>
          <table:table-cell table:style-name="ce6" office:value-type="string">
            <text:p>A translation in English follows&lt;br/&gt;&lt;br/&gt;Προς Χρήστη [firstname] [lastname],&lt;br/&gt;&lt;br/&gt;Σας ενημερώνουμε ότι έχετε αφαιρεθεί από αναπληρωματικό μέλος της Επιτροπής επιλογής για τη θέση: &lt;br/&gt;&lt;br/&gt;[position] &lt;br/&gt;[institution] &lt;br/&gt;[school] &lt;br/&gt;[department] &lt;br/&gt;&lt;br/&gt;&lt;br/&gt;&lt;br/&gt;To User [firstname] [lastname],&lt;br/&gt;&lt;br/&gt;We inform you that you have been removed from the election Committee for the Position: &lt;br/&gt;&lt;br/&gt;[position] &lt;br/&gt;[institution] &lt;br/&gt;[school] &lt;br/&gt;[department] in which you had been appointed substitute member.</text:p>
          </table:table-cell>
          <table:table-cell table:formula="of:=CONCATENATE([.C31];&quot;=&quot;;[.D31])" office:value-type="string" office:string-value="positionCommittee.remove.regular.member@member=A translation in English follows&lt;br/&gt;&lt;br/&gt;Προς Χρήστη [firstname] [lastname],&lt;br/&gt;&lt;br/&gt;Σας ενημερώνουμε ότι έχετε αφαιρεθεί από αναπληρωματικό μέλος της Επιτροπής επιλογής για τη θέση: &lt;br/&gt;&lt;br/&gt;[position] &lt;br/&gt;[institution] &lt;br/&gt;[school] &lt;br/&gt;[department] &lt;br/&gt;&lt;br/&gt;&lt;br/&gt;&lt;br/&gt;To User [firstname] [lastname],&lt;br/&gt;&lt;br/&gt;We inform you that you have been removed from the election Committee for the Position: &lt;br/&gt;&lt;br/&gt;[position] &lt;br/&gt;[institution] &lt;br/&gt;[school] &lt;br/&gt;[department] in which you had been appointed substitute member.">
            <text:p>positionCommittee.remove.regular.member@member=A translation in English follows&lt;br/&gt;&lt;br/&gt;Προς Χρήστη [firstname] [lastname],&lt;br/&gt;&lt;br/&gt;Σας ενημερώνουμε ότι έχετε αφαιρεθεί από αναπληρωματικό μέλος της Επιτροπής επιλογής για τη θέση: &lt;br/&gt;&lt;br/&gt;[position] &lt;br/&gt;[institution] &lt;br/&gt;[school] &lt;br/&gt;[department] &lt;br/&gt;&lt;br/&gt;&lt;br/&gt;&lt;br/&gt;To User [firstname] [lastname],&lt;br/&gt;&lt;br/&gt;We inform you that you have been removed from the election Committee for the Position: &lt;br/&gt;&lt;br/&gt;[position] &lt;br/&gt;[institution] &lt;br/&gt;[school] &lt;br/&gt;[department] in which you had been appointed substitute member.</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τακτικό μέλος της Επιτροπής</text:p>
          </table:table-cell>
          <table:table-cell table:style-name="ce3" office:value-type="string">
            <text:p>Καθηγητής ΑΕΙ της ημεδαπής/Καθηγητής της αλλοδαπής.</text:p>
          </table:table-cell>
          <table:table-cell table:style-name="ce3" office:value-type="string">
            <text:p>positionCommittee.remove.substitute.member@member</text:p>
          </table:table-cell>
          <table:table-cell table:style-name="ce6" office:value-type="string">
            <text:p>A translation in English follows&lt;br/&gt;&lt;br/&gt;Προς Χρήστη [firstname] [lastname],&lt;br/&gt;&lt;br/&gt;Σας ενημερώνουμε ότι έχετε αφαιρεθεί από τακτικό μέλος της Επιτροπής επιλογής για τη θέση: &lt;br/&gt;&lt;br/&gt;[position]&lt;br/&gt;[institution]&lt;br/&gt;[school] &lt;br/&gt;[department]&lt;br/&gt;&lt;br/&gt;&lt;br/&gt;&lt;br/&gt;To User [firstname] [lastname],&lt;br/&gt;&lt;br/&gt;We inform you that you have been removed from the election Committee for the Position: &lt;br/&gt;&lt;br/&gt;[position]&lt;br/&gt;[institution]&lt;br/&gt;[school] &lt;br/&gt;[department] in which you had been appointed regular member.</text:p>
          </table:table-cell>
          <table:table-cell table:formula="of:=CONCATENATE([.C32];&quot;=&quot;;[.D32])" office:value-type="string" office:string-value="positionCommittee.remove.substitute.member@member=A translation in English follows&lt;br/&gt;&lt;br/&gt;Προς Χρήστη [firstname] [lastname],&lt;br/&gt;&lt;br/&gt;Σας ενημερώνουμε ότι έχετε αφαιρεθεί από τακτικό μέλος της Επιτροπής επιλογής για τη θέση: &lt;br/&gt;&lt;br/&gt;[position]&lt;br/&gt;[institution]&lt;br/&gt;[school] &lt;br/&gt;[department]&lt;br/&gt;&lt;br/&gt;&lt;br/&gt;&lt;br/&gt;To User [firstname] [lastname],&lt;br/&gt;&lt;br/&gt;We inform you that you have been removed from the election Committee for the Position: &lt;br/&gt;&lt;br/&gt;[position]&lt;br/&gt;[institution]&lt;br/&gt;[school] &lt;br/&gt;[department] in which you had been appointed regular member.">
            <text:p>positionCommittee.remove.substitute.member@member=A translation in English follows&lt;br/&gt;&lt;br/&gt;Προς Χρήστη [firstname] [lastname],&lt;br/&gt;&lt;br/&gt;Σας ενημερώνουμε ότι έχετε αφαιρεθεί από τακτικό μέλος της Επιτροπής επιλογής για τη θέση: &lt;br/&gt;&lt;br/&gt;[position]&lt;br/&gt;[institution]&lt;br/&gt;[school] &lt;br/&gt;[department]&lt;br/&gt;&lt;br/&gt;&lt;br/&gt;&lt;br/&gt;To User [firstname] [lastname],&lt;br/&gt;&lt;br/&gt;We inform you that you have been removed from the election Committee for the Position: &lt;br/&gt;&lt;br/&gt;[position]&lt;br/&gt;[institution]&lt;br/&gt;[school] &lt;br/&gt;[department] in which you had been appointed regular member.</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Ημερομηνίας Συνεδρίασης Επιτροπής για Αξιολογητές</text:p>
          </table:table-cell>
          <table:table-cell table:style-name="ce3" office:value-type="string">
            <text:p>Υποψήφιοι</text:p>
          </table:table-cell>
          <table:table-cell table:style-name="ce3" office:value-type="string">
            <text:p>positionCommittee.update.committeeMeetingDate@candidates</text:p>
          </table:table-cell>
          <table:table-cell table:style-name="ce6" office:value-type="string">
            <text:p>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andidacies.</text:p>
          </table:table-cell>
          <table:table-cell table:formula="of:=CONCATENATE([.C33];&quot;=&quot;;[.D33])" office:value-type="string" office:string-value="positionCommittee.update.committeeMeetingDate@candidate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andidacies.">
            <text:p>positionCommittee.update.committeeMeetingDate@candidate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Ημερομηνίας Συνεδρίασης Επιτροπής για Αξιολογητές</text:p>
          </table:table-cell>
          <table:table-cell table:style-name="ce3" office:value-type="string">
            <text:p>Μέλη της Επιτροπής</text:p>
          </table:table-cell>
          <table:table-cell table:style-name="ce3" office:value-type="string">
            <text:p>positionCommittee.update.committeeMeetingDate@members</text:p>
          </table:table-cell>
          <table:table-cell table:style-name="ce6" office:value-type="string">
            <text:p>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ommittees.</text:p>
          </table:table-cell>
          <table:table-cell table:formula="of:=CONCATENATE([.C34];&quot;=&quot;;[.D34])" office:value-type="string" office:string-value="positionCommittee.update.committeeMeetingDate@member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ommittees.">
            <text:p>positionCommittee.update.committeeMeetingDate@member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ως Αξιολογητής</text:p>
          </table:table-cell>
          <table:table-cell table:style-name="ce3" office:value-type="string">
            <text:p>Καθηγητής ΑΕΙ της ημεδαπής/Καθηγητής της αλλοδαπής.</text:p>
          </table:table-cell>
          <table:table-cell table:style-name="ce3" office:value-type="string">
            <text:p>positionEvaluation.create.evaluator@evaluator</text:p>
          </table:table-cell>
          <table:table-cell table:style-name="ce6" office:value-type="string">
            <text:p>A translation in English follows&lt;br/&gt;&lt;br/&gt;Προς Χρήστη [firstname] [lastname],&lt;br/&gt;&lt;br/&gt;Σας ενημερώνουμε ότι η Επιτροπή επιλογής σας όρισε Αξιολογητή για τη θέση: &lt;br/&gt;&lt;br/&gt;[position]&lt;br/&gt; [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lection Committee has appointed you Evaluator for the Position: &lt;br/&gt;&lt;br/&gt;[position]&lt;br/&gt; [institution] &lt;br/&gt;[school] &lt;br/&gt;[department] &lt;br/&gt;&lt;br/&gt;You can sign in your account and learn more by selecting the tab Evaluators.</text:p>
          </table:table-cell>
          <table:table-cell table:formula="of:=CONCATENATE([.C35];&quot;=&quot;;[.D35])" office:value-type="string" office:string-value="positionEvaluation.create.evaluator@evaluator=A translation in English follows&lt;br/&gt;&lt;br/&gt;Προς Χρήστη [firstname] [lastname],&lt;br/&gt;&lt;br/&gt;Σας ενημερώνουμε ότι η Επιτροπή επιλογής σας όρισε Αξιολογητή για τη θέση: &lt;br/&gt;&lt;br/&gt;[position]&lt;br/&gt; [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lection Committee has appointed you Evaluator for the Position: &lt;br/&gt;&lt;br/&gt;[position]&lt;br/&gt; [institution] &lt;br/&gt;[school] &lt;br/&gt;[department] &lt;br/&gt;&lt;br/&gt;You can sign in your account and learn more by selecting the tab Evaluators.">
            <text:p>positionEvaluation.create.evaluator@evaluator=A translation in English follows&lt;br/&gt;&lt;br/&gt;Προς Χρήστη [firstname] [lastname],&lt;br/&gt;&lt;br/&gt;Σας ενημερώνουμε ότι η Επιτροπή επιλογής σας όρισε Αξιολογητή για τη θέση: &lt;br/&gt;&lt;br/&gt;[position]&lt;br/&gt; [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lection Committee has appointed you Evaluator for the Position: &lt;br/&gt;&lt;br/&gt;[position]&lt;br/&gt; [institution] &lt;br/&gt;[school] &lt;br/&gt;[department]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Αξιολογητής</text:p>
          </table:table-cell>
          <table:table-cell table:style-name="ce3" office:value-type="string">
            <text:p>Καθηγητής ΑΕΙ της ημεδαπής/Καθηγητής της αλλοδαπής.</text:p>
          </table:table-cell>
          <table:table-cell table:style-name="ce3" office:value-type="string">
            <text:p>positionEvaluation.remove.evaluator@evaluator</text:p>
          </table:table-cell>
          <table:table-cell table:style-name="ce6" office:value-type="string">
            <text:p>A translation in English follows&lt;br/&gt;&lt;br/&gt;Προς Χρήστη [firstname] [lastname],&lt;br/&gt;&lt;br/&gt;Σας ενημερώνουμε ότι η Επιτροπή επιλογής σας αφαίρεσε από Αξιολογητή της θέσης: &lt;br/&gt;&lt;br/&gt;[position] &lt;br/&gt;[institution] &lt;br/&gt;[school] &lt;br/&gt;[department] &lt;br/&gt;&lt;br/&gt;&lt;br/&gt;&lt;br/&gt;To User [firstname] [lastname],&lt;br/&gt;&lt;br/&gt;We inform you that the election Committee has removed you from Evaluator for the Position: &lt;br/&gt;&lt;br/&gt;[position] &lt;br/&gt;[institution] &lt;br/&gt;[school] &lt;br/&gt;[department]</text:p>
          </table:table-cell>
          <table:table-cell table:formula="of:=CONCATENATE([.C36];&quot;=&quot;;[.D36])" office:value-type="string" office:string-value="positionEvaluation.remove.evaluator@evaluator=A translation in English follows&lt;br/&gt;&lt;br/&gt;Προς Χρήστη [firstname] [lastname],&lt;br/&gt;&lt;br/&gt;Σας ενημερώνουμε ότι η Επιτροπή επιλογής σας αφαίρεσε από Αξιολογητή της θέσης: &lt;br/&gt;&lt;br/&gt;[position] &lt;br/&gt;[institution] &lt;br/&gt;[school] &lt;br/&gt;[department] &lt;br/&gt;&lt;br/&gt;&lt;br/&gt;&lt;br/&gt;To User [firstname] [lastname],&lt;br/&gt;&lt;br/&gt;We inform you that the election Committee has removed you from Evaluator for the Position: &lt;br/&gt;&lt;br/&gt;[position] &lt;br/&gt;[institution] &lt;br/&gt;[school] &lt;br/&gt;[department]">
            <text:p>positionEvaluation.remove.evaluator@evaluator=A translation in English follows&lt;br/&gt;&lt;br/&gt;Προς Χρήστη [firstname] [lastname],&lt;br/&gt;&lt;br/&gt;Σας ενημερώνουμε ότι η Επιτροπή επιλογής σας αφαίρεσε από Αξιολογητή της θέσης: &lt;br/&gt;&lt;br/&gt;[position] &lt;br/&gt;[institution] &lt;br/&gt;[school] &lt;br/&gt;[department] &lt;br/&gt;&lt;br/&gt;&lt;br/&gt;&lt;br/&gt;To User [firstname] [lastname],&lt;br/&gt;&lt;br/&gt;We inform you that the election Committee has removed you from Evaluator for the Position: &lt;br/&gt;&lt;br/&gt;[position] &lt;br/&gt;[institution] &lt;br/&gt;[school] &lt;br/&gt;[department]</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Αξιολογητών</text:p>
          </table:table-cell>
          <table:table-cell table:style-name="ce3" office:value-type="string">
            <text:p>Υποψήφιοι</text:p>
          </table:table-cell>
          <table:table-cell table:style-name="ce3" office:value-type="string">
            <text:p>positionEvaluation.update@candidates</text:p>
          </table:table-cell>
          <table:table-cell table:style-name="ce6" office:value-type="string">
            <text:p>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lt;br/&gt; [institution] &lt;br/&gt;[school] &lt;br/&gt; [departmen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valuators appointed by the election Committee with regard to the Position: &lt;br/&gt;&lt;br/&gt;[position]&lt;br/&gt; [institution]&lt;br/&gt;[school]&lt;br/&gt; [department]&lt;br/&gt; have been submitted to the Apella Information System. You can sign in your account and learn more by selecting the tab Candidacies.</text:p>
          </table:table-cell>
          <table:table-cell table:formula="of:=CONCATENATE([.C37];&quot;=&quot;;[.D37])" office:value-type="string" office:string-value="positionEvaluation.update@candidates=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lt;br/&gt; [institution] &lt;br/&gt;[school] &lt;br/&gt; [departmen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valuators appointed by the election Committee with regard to the Position: &lt;br/&gt;&lt;br/&gt;[position]&lt;br/&gt; [institution]&lt;br/&gt;[school]&lt;br/&gt; [department]&lt;br/&gt; have been submitted to the Apella Information System. You can sign in your account and learn more by selecting the tab Candidacies.">
            <text:p>positionEvaluation.update@candidates=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lt;br/&gt; [institution] &lt;br/&gt;[school] &lt;br/&gt; [departmen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valuators appointed by the election Committee with regard to the Position: &lt;br/&gt;&lt;br/&gt;[position]&lt;br/&gt; [institution]&lt;br/&gt;[school]&lt;br/&gt; [department]&lt;br/&gt; have been submitted to the Apella Information System.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Αξιολογητών</text:p>
          </table:table-cell>
          <table:table-cell table:style-name="ce3" office:value-type="string">
            <text:p>Μέλη της Επιτροπής</text:p>
          </table:table-cell>
          <table:table-cell table:style-name="ce3" office:value-type="string">
            <text:p>positionEvaluation.update@committee</text:p>
          </table:table-cell>
          <table:table-cell table:style-name="ce6" office:value-type="string">
            <text:p>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ors appointed by the election Committee with regard to the Position: &lt;br/&gt;&lt;br/&gt;[position] &lt;br/&gt;[institution] &lt;br/&gt;[school] &lt;br/&gt;[department] &lt;br/&gt;&lt;br/&gt;have been submitted to the Apella Information System. You can sign in your account and learn more by selecting the tab Committees.</text:p>
          </table:table-cell>
          <table:table-cell table:formula="of:=CONCATENATE([.C38];&quot;=&quot;;[.D38])" office:value-type="string" office:string-value="positionEvaluation.update@committee=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ors appointed by the election Committee with regard to the Position: &lt;br/&gt;&lt;br/&gt;[position] &lt;br/&gt;[institution] &lt;br/&gt;[school] &lt;br/&gt;[department] &lt;br/&gt;&lt;br/&gt;have been submitted to the Apella Information System. You can sign in your account and learn more by selecting the tab Committees.">
            <text:p>positionEvaluation.update@committee=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ors appointed by the election Committee with regard to the Position: &lt;br/&gt;&lt;br/&gt;[position] &lt;br/&gt;[institution] &lt;br/&gt;[school] &lt;br/&gt;[department] &lt;br/&gt;&lt;br/&gt;have been submitted to the Apella Information System.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Upload Αρχείου στην Καρτέλα Αξιολογήσεις</text:p>
          </table:table-cell>
          <table:table-cell table:style-name="ce3" office:value-type="string">
            <text:p>Μέλη της Επιτροπής</text:p>
          </table:table-cell>
          <table:table-cell table:style-name="ce3" office:value-type="string">
            <text:p>positionEvaluation.upload.aksiologisi@committee</text:p>
          </table:table-cell>
          <table:table-cell table:style-name="ce6" office:value-type="string">
            <text:p>A translation in English follows&lt;br/&gt;&lt;br/&gt;Προς Χρήστη [firstname] [lastname],&lt;br/&gt;&lt;br/&gt;Σας ενημερώνουμε ότι έχει αναρτηθεί ένα νέο αρχείο αξιολόγησης για τους υποψηφίους της θέσης &lt;br/&gt;&lt;br/&gt;[position] &lt;br/&gt;[institution]&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Committees.</text:p>
          </table:table-cell>
          <table:table-cell table:formula="of:=CONCATENATE([.C39];&quot;=&quot;;[.D39])" office:value-type="string" office:string-value="positionEvaluation.upload.aksiologisi@committee=A translation in English follows&lt;br/&gt;&lt;br/&gt;Προς Χρήστη [firstname] [lastname],&lt;br/&gt;&lt;br/&gt;Σας ενημερώνουμε ότι έχει αναρτηθεί ένα νέο αρχείο αξιολόγησης για τους υποψηφίους της θέσης &lt;br/&gt;&lt;br/&gt;[position] &lt;br/&gt;[institution]&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Committees.">
            <text:p>positionEvaluation.upload.aksiologisi@committee=A translation in English follows&lt;br/&gt;&lt;br/&gt;Προς Χρήστη [firstname] [lastname],&lt;br/&gt;&lt;br/&gt;Σας ενημερώνουμε ότι έχει αναρτηθεί ένα νέο αρχείο αξιολόγησης για τους υποψηφίους της θέσης &lt;br/&gt;&lt;br/&gt;[position] &lt;br/&gt;[institution]&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Upload Αρχείου στην Καρτέλα Αξιολογήσεις</text:p>
          </table:table-cell>
          <table:table-cell table:style-name="ce3" office:value-type="string">
            <text:p>Αξιολογητές</text:p>
          </table:table-cell>
          <table:table-cell table:style-name="ce3" office:value-type="string">
            <text:p>positionEvaluation.upload.aksiologisi@evaluators</text:p>
          </table:table-cell>
          <table:table-cell table:style-name="ce6" office:value-type="string">
            <text:p>A translation in English follows&lt;br/&gt;&lt;br/&gt;Προς Χρήστη [firstname] [lastname],&lt;br/&gt;&lt;br/&gt;Σας ενημερώνουμε ότι έχει αναρτηθεί ένα νέο αρχείο αξιολόγησης για τους υποψηφίους της θέσης&lt;br/&gt;&lt;br/&gt;[position] &lt;br/&gt;[institution]&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Evaluators.</text:p>
          </table:table-cell>
          <table:table-cell table:formula="of:=CONCATENATE([.C40];&quot;=&quot;;[.D40])" office:value-type="string" office:string-value="positionEvaluation.upload.aksiologisi@evaluators=A translation in English follows&lt;br/&gt;&lt;br/&gt;Προς Χρήστη [firstname] [lastname],&lt;br/&gt;&lt;br/&gt;Σας ενημερώνουμε ότι έχει αναρτηθεί ένα νέο αρχείο αξιολόγησης για τους υποψηφίους της θέσης&lt;br/&gt;&lt;br/&gt;[position] &lt;br/&gt;[institution]&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Evaluators.">
            <text:p>positionEvaluation.upload.aksiologisi@evaluators=A translation in English follows&lt;br/&gt;&lt;br/&gt;Προς Χρήστη [firstname] [lastname],&lt;br/&gt;&lt;br/&gt;Σας ενημερώνουμε ότι έχει αναρτηθεί ένα νέο αρχείο αξιολόγησης για τους υποψηφίους της θέσης&lt;br/&gt;&lt;br/&gt;[position] &lt;br/&gt;[institution]&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Συμπλήρωση του Πεδίου Εκλεγέντας</text:p>
          </table:table-cell>
          <table:table-cell table:style-name="ce3" office:value-type="string">
            <text:p>Υποψήφιος που εξελέγη</text:p>
          </table:table-cell>
          <table:table-cell table:style-name="ce3" office:value-type="string">
            <text:p>positionNomination.update.nominated@candidate</text:p>
          </table:table-cell>
          <table:table-cell table:style-name="ce6" office:value-type="string">
            <text:p>A translation in English follows&lt;br/&gt;&lt;br/&gt;Προς Χρήστη [firstname] [lastname],&lt;br/&gt;&lt;br/&gt;Σας ενημερώνουμε ότι η Επιτροπή επιλογής σας επέλεξε ως τον καταλληλότερο εκ των υποψηφίων για τη θέση: &lt;br/&gt;&lt;br/&gt;[position] &lt;br/&gt;[institution] &lt;br/&gt;[school] &lt;br/&gt;[department] &lt;br/&gt;&lt;br/&gt;Θα πρέπει να είστε σε θέση να προσκομίσετε τα πρωτότυπα δικαιολογητικά για το σχετικό έλεγχο νομιμότητας από τα αρμόδια Όργανα του Ιδρύματος, όταν αυτά σας ζητηθούν.&lt;br/&gt;&lt;br/&gt;&lt;br/&gt;&lt;br/&gt;To User [firstname] [lastname],&lt;br/&gt;&lt;br/&gt;We inform you that the election Committee has selected you as the most appropriate candidate for the position: &lt;br/&gt;&lt;br/&gt;[position] &lt;br/&gt;[institution] &lt;br/&gt;[school] &lt;br/&gt;[department] &lt;br/&gt;&lt;br/&gt; You must be in a position to provide the original supporting documents for the relevant examination of legality by the organs of the Institution in charge, upon request.</text:p>
          </table:table-cell>
          <table:table-cell table:formula="of:=CONCATENATE([.C41];&quot;=&quot;;[.D41])" office:value-type="string" office:string-value="positionNomination.update.nominated@candidate=A translation in English follows&lt;br/&gt;&lt;br/&gt;Προς Χρήστη [firstname] [lastname],&lt;br/&gt;&lt;br/&gt;Σας ενημερώνουμε ότι η Επιτροπή επιλογής σας επέλεξε ως τον καταλληλότερο εκ των υποψηφίων για τη θέση: &lt;br/&gt;&lt;br/&gt;[position] &lt;br/&gt;[institution] &lt;br/&gt;[school] &lt;br/&gt;[department] &lt;br/&gt;&lt;br/&gt;Θα πρέπει να είστε σε θέση να προσκομίσετε τα πρωτότυπα δικαιολογητικά για το σχετικό έλεγχο νομιμότητας από τα αρμόδια Όργανα του Ιδρύματος, όταν αυτά σας ζητηθούν.&lt;br/&gt;&lt;br/&gt;&lt;br/&gt;&lt;br/&gt;To User [firstname] [lastname],&lt;br/&gt;&lt;br/&gt;We inform you that the election Committee has selected you as the most appropriate candidate for the position: &lt;br/&gt;&lt;br/&gt;[position] &lt;br/&gt;[institution] &lt;br/&gt;[school] &lt;br/&gt;[department] &lt;br/&gt;&lt;br/&gt; You must be in a position to provide the original supporting documents for the relevant examination of legality by the organs of the Institution in charge, upon request.">
            <text:p>positionNomination.update.nominated@candidate=A translation in English follows&lt;br/&gt;&lt;br/&gt;Προς Χρήστη [firstname] [lastname],&lt;br/&gt;&lt;br/&gt;Σας ενημερώνουμε ότι η Επιτροπή επιλογής σας επέλεξε ως τον καταλληλότερο εκ των υποψηφίων για τη θέση: &lt;br/&gt;&lt;br/&gt;[position] &lt;br/&gt;[institution] &lt;br/&gt;[school] &lt;br/&gt;[department] &lt;br/&gt;&lt;br/&gt;Θα πρέπει να είστε σε θέση να προσκομίσετε τα πρωτότυπα δικαιολογητικά για το σχετικό έλεγχο νομιμότητας από τα αρμόδια Όργανα του Ιδρύματος, όταν αυτά σας ζητηθούν.&lt;br/&gt;&lt;br/&gt;&lt;br/&gt;&lt;br/&gt;To User [firstname] [lastname],&lt;br/&gt;&lt;br/&gt;We inform you that the election Committee has selected you as the most appropriate candidate for the position: &lt;br/&gt;&lt;br/&gt;[position] &lt;br/&gt;[institution] &lt;br/&gt;[school] &lt;br/&gt;[department] &lt;br/&gt;&lt;br/&gt; You must be in a position to provide the original supporting documents for the relevant examination of legality by the organs of the Institution in charge, upon request.</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Ημερομηνίας Σύγκλησης Επιτροπής για Επιλογή</text:p>
          </table:table-cell>
          <table:table-cell table:style-name="ce3" office:value-type="string">
            <text:p>Υποψήφιοι</text:p>
          </table:table-cell>
          <table:table-cell table:style-name="ce3" office:value-type="string">
            <text:p>positionNomination.update.nominationCommitteeConvergenceDate@candidates</text:p>
          </table:table-cell>
          <table:table-cell table:style-name="ce6" office:value-type="string">
            <text:p>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lt;br/&gt;&lt;br/&gt;[position]&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convocation date of the Election Committee, regarding the election of the most appropriate candidate for the position:&lt;br/&gt;&lt;br/&gt;[position]&lt;br/&gt;[institution] &lt;br/&gt;[school] &lt;br/&gt;[department] &lt;br/&gt;&lt;br/&gt; has been announced. You can sign in your account and learn more by selecting the tab Candidacies.</text:p>
          </table:table-cell>
          <table:table-cell table:formula="of:=CONCATENATE([.C42];&quot;=&quot;;[.D42])" office:value-type="string" office:string-value="positionNomination.update.nominationCommitteeConvergenceDate@candidate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lt;br/&gt;&lt;br/&gt;[position]&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convocation date of the Election Committee, regarding the election of the most appropriate candidate for the position:&lt;br/&gt;&lt;br/&gt;[position]&lt;br/&gt;[institution] &lt;br/&gt;[school] &lt;br/&gt;[department] &lt;br/&gt;&lt;br/&gt; has been announced. You can sign in your account and learn more by selecting the tab Candidacies.">
            <text:p>positionNomination.update.nominationCommitteeConvergenceDate@candidate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lt;br/&gt;&lt;br/&gt;[position]&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convocation date of the Election Committee, regarding the election of the most appropriate candidate for the position:&lt;br/&gt;&lt;br/&gt;[position]&lt;br/&gt;[institution] &lt;br/&gt;[school] &lt;br/&gt;[department] &lt;br/&gt;&lt;br/&gt; has been announced.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Ημερομηνίας Σύγκλησης Επιτροπής για Επιλογή</text:p>
          </table:table-cell>
          <table:table-cell table:style-name="ce3" office:value-type="string">
            <text:p>Μέλη της Επιτροπής</text:p>
          </table:table-cell>
          <table:table-cell table:style-name="ce3" office:value-type="string">
            <text:p>positionNomination.update.nominationCommitteeConvergenceDate@committee</text:p>
          </table:table-cell>
          <table:table-cell table:style-name="ce6" office:value-type="string">
            <text:p>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lt;br/&gt;[school]&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Committees.</text:p>
          </table:table-cell>
          <table:table-cell table:formula="of:=CONCATENATE([.C43];&quot;=&quot;;[.D43])" office:value-type="string" office:string-value="positionNomination.update.nominationCommitteeConvergenceDate@committee=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lt;br/&gt;[school]&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Committees.">
            <text:p>positionNomination.update.nominationCommitteeConvergenceDate@committee=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lt;br/&gt;[school]&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Ορισμός Ημερομηνίας Σύγκλησης Επιτροπής για Επιλογή</text:p>
          </table:table-cell>
          <table:table-cell table:style-name="ce3" office:value-type="string">
            <text:p>Αξιολογητές</text:p>
          </table:table-cell>
          <table:table-cell table:style-name="ce3" office:value-type="string">
            <text:p>positionNomination.update.nominationCommitteeConvergenceDate@evaluators</text:p>
          </table:table-cell>
          <table:table-cell table:style-name="ce6" office:value-type="string">
            <text:p>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Evaluators.</text:p>
          </table:table-cell>
          <table:table-cell table:formula="of:=CONCATENATE([.C44];&quot;=&quot;;[.D44])" office:value-type="string" office:string-value="positionNomination.update.nominationCommitteeConvergenceDate@evaluator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Evaluators.">
            <text:p>positionNomination.update.nominationCommitteeConvergenceDate@evaluator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Συμπλήρωση του Πεδίου Δεύτερος Καταλληλότερος υποψήφιος</text:p>
          </table:table-cell>
          <table:table-cell table:style-name="ce3" office:value-type="string">
            <text:p>Υποψήφιος που εξελέγη ως δεύτερος καταλληλότερος</text:p>
          </table:table-cell>
          <table:table-cell table:style-name="ce3" office:value-type="string">
            <text:p>positionNomination.update.secondNominated@candidate</text:p>
          </table:table-cell>
          <table:table-cell table:style-name="ce6" office:value-type="string">
            <text:p>A translation in English follows&lt;br/&gt;&lt;br/&gt;Προς Χρήστη [firstname] [lastname],&lt;br/&gt;&lt;br/&gt;Σας ενημερώνουμε ότι η Επιτροπή επιλογής σας επέλεξε ως τον δεύτερο καταλληλότερο εκ των υποψηφίων για τη θέση:&lt;br/&gt;&lt;br/&gt;[position] &lt;br/&gt;[institution] &lt;br/&gt;[school] &lt;br/&gt;[department]&lt;br/&gt;&lt;br/&gt;Θα πρέπει να είστε σε θέση να προσκομίσετε τα πρωτότυπα δικαιολογητικά για το σχετικό έλεγχο νομιμότητας από τα αρμόδια Όργανα του Ιδρύματος, εάν αυτά σας ζητηθούν.&lt;br/&gt;&lt;br/&gt;&lt;br/&gt;&lt;br/&gt;To User [firstname] [lastname],&lt;br/&gt;&lt;br/&gt;We inform you that the Election committee has elected you as the second most appropriate candidate for the position:&lt;br/&gt;&lt;br/&gt;[position] &lt;br/&gt;[institution] &lt;br/&gt;[school] &lt;br/&gt;[department]&lt;br/&gt;&lt;br/&gt;You must be in a position to provide the original supporting documents for the relevant examination of legality by the organs of the Institution in charge, upon request.</text:p>
          </table:table-cell>
          <table:table-cell table:formula="of:=CONCATENATE([.C45];&quot;=&quot;;[.D45])" office:value-type="string" office:string-value="positionNomination.update.secondNominated@candidate=A translation in English follows&lt;br/&gt;&lt;br/&gt;Προς Χρήστη [firstname] [lastname],&lt;br/&gt;&lt;br/&gt;Σας ενημερώνουμε ότι η Επιτροπή επιλογής σας επέλεξε ως τον δεύτερο καταλληλότερο εκ των υποψηφίων για τη θέση:&lt;br/&gt;&lt;br/&gt;[position] &lt;br/&gt;[institution] &lt;br/&gt;[school] &lt;br/&gt;[department]&lt;br/&gt;&lt;br/&gt;Θα πρέπει να είστε σε θέση να προσκομίσετε τα πρωτότυπα δικαιολογητικά για το σχετικό έλεγχο νομιμότητας από τα αρμόδια Όργανα του Ιδρύματος, εάν αυτά σας ζητηθούν.&lt;br/&gt;&lt;br/&gt;&lt;br/&gt;&lt;br/&gt;To User [firstname] [lastname],&lt;br/&gt;&lt;br/&gt;We inform you that the Election committee has elected you as the second most appropriate candidate for the position:&lt;br/&gt;&lt;br/&gt;[position] &lt;br/&gt;[institution] &lt;br/&gt;[school] &lt;br/&gt;[department]&lt;br/&gt;&lt;br/&gt;You must be in a position to provide the original supporting documents for the relevant examination of legality by the organs of the Institution in charge, upon request.">
            <text:p>positionNomination.update.secondNominated@candidate=A translation in English follows&lt;br/&gt;&lt;br/&gt;Προς Χρήστη [firstname] [lastname],&lt;br/&gt;&lt;br/&gt;Σας ενημερώνουμε ότι η Επιτροπή επιλογής σας επέλεξε ως τον δεύτερο καταλληλότερο εκ των υποψηφίων για τη θέση:&lt;br/&gt;&lt;br/&gt;[position] &lt;br/&gt;[institution] &lt;br/&gt;[school] &lt;br/&gt;[department]&lt;br/&gt;&lt;br/&gt;Θα πρέπει να είστε σε θέση να προσκομίσετε τα πρωτότυπα δικαιολογητικά για το σχετικό έλεγχο νομιμότητας από τα αρμόδια Όργανα του Ιδρύματος, εάν αυτά σας ζητηθούν.&lt;br/&gt;&lt;br/&gt;&lt;br/&gt;&lt;br/&gt;To User [firstname] [lastname],&lt;br/&gt;&lt;br/&gt;We inform you that the Election committee has elected you as the second most appropriate candidate for the position:&lt;br/&gt;&lt;br/&gt;[position] &lt;br/&gt;[institution] &lt;br/&gt;[school] &lt;br/&gt;[department]&lt;br/&gt;&lt;br/&gt;You must be in a position to provide the original supporting documents for the relevant examination of legality by the organs of the Institution in charge, upon request.</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νάρτηση Πρακτικού Επιλογής</text:p>
          </table:table-cell>
          <table:table-cell table:style-name="ce3" office:value-type="string">
            <text:p>Υποψήφιοι</text:p>
          </table:table-cell>
          <table:table-cell table:style-name="ce3" office:value-type="string">
            <text:p>positionNomination.upload.praktikoEpilogis@candidates</text:p>
          </table:table-cell>
          <table:table-cell table:style-name="ce6" office:value-type="string">
            <text:p>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andidacies.</text:p>
          </table:table-cell>
          <table:table-cell table:formula="of:=CONCATENATE([.C46];&quot;=&quot;;[.D46])" office:value-type="string" office:string-value="positionNomination.upload.praktikoEpilogis@candidates=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andidacies.">
            <text:p>positionNomination.upload.praktikoEpilogis@candidates=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νάρτηση Πρακτικού Επιλογής</text:p>
          </table:table-cell>
          <table:table-cell table:style-name="ce3" office:value-type="string">
            <text:p>Μέλη Επιτροπής</text:p>
          </table:table-cell>
          <table:table-cell table:style-name="ce3" office:value-type="string">
            <text:p>positionNomination.upload.praktikoEpilogis@committee</text:p>
          </table:table-cell>
          <table:table-cell table:style-name="ce6" office:value-type="string">
            <text:p>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lt;br/&gt;[school]&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ommittees.</text:p>
          </table:table-cell>
          <table:table-cell table:formula="of:=CONCATENATE([.C47];&quot;=&quot;;[.D47])" office:value-type="string" office:string-value="positionNomination.upload.praktikoEpilogis@committee=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lt;br/&gt;[school]&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ommittees.">
            <text:p>positionNomination.upload.praktikoEpilogis@committee=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lt;br/&gt;[school]&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νάρτηση Πρακτικού Επιλογής</text:p>
          </table:table-cell>
          <table:table-cell table:style-name="ce3" office:value-type="string">
            <text:p>Αξιολογητές</text:p>
          </table:table-cell>
          <table:table-cell table:style-name="ce3" office:value-type="string">
            <text:p>positionNomination.upload.praktikoEpilogis@evaluators</text:p>
          </table:table-cell>
          <table:table-cell table:style-name="ce6" office:value-type="string">
            <text:p>A translation in English follows&lt;br/&gt;&lt;br/&gt;Προς Χρήστη [firstname] [lastname],&lt;br/&gt;&lt;br/&gt;Σας ενημερώνουμε ότι αναρτήθηκε το πρακτικό επιλογής του καταλληλότερου υποψηφίου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Evaluators.</text:p>
          </table:table-cell>
          <table:table-cell table:formula="of:=CONCATENATE([.C48];&quot;=&quot;;[.D48])" office:value-type="string" office:string-value="positionNomination.upload.praktikoEpilogis@evaluators=A translation in English follows&lt;br/&gt;&lt;br/&gt;Προς Χρήστη [firstname] [lastname],&lt;br/&gt;&lt;br/&gt;Σας ενημερώνουμε ότι αναρτήθηκε το πρακτικό επιλογής του καταλληλότερου υποψηφίου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Evaluators.">
            <text:p>positionNomination.upload.praktikoEpilogis@evaluators=A translation in English follows&lt;br/&gt;&lt;br/&gt;Προς Χρήστη [firstname] [lastname],&lt;br/&gt;&lt;br/&gt;Σας ενημερώνουμε ότι αναρτήθηκε το πρακτικό επιλογής του καταλληλότερου υποψηφίου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Πιστοποίηση προφίλ</text:p>
          </table:table-cell>
          <table:table-cell table:style-name="ce3" office:value-type="string">
            <text:p>Χρήστης που πιστοποιήθηκε</text:p>
          </table:table-cell>
          <table:table-cell table:style-name="ce3" office:value-type="string">
            <text:p>profile.activated@user</text:p>
          </table:table-cell>
          <table:table-cell table:style-name="ce6" office:value-type="string">
            <text:p>A translation in English follows&lt;br/&gt;&lt;br/&gt;Προς Χρήστη [firstname] [lastname],&lt;br/&gt;&lt;br/&gt;Σας ενημερώνουμε ότι το προφίλ σας στο πληροφοριακό σύστημα Απέλλα έχει ενεργοποιηθεί.&lt;br/&gt;&lt;br/&gt;&lt;br/&gt;&lt;br/&gt; To User [firstname] [lastname],&lt;br/&gt;&lt;br/&gt;We inform you that your profile for the Apella Information System has been activated.</text:p>
          </table:table-cell>
          <table:table-cell table:formula="of:=CONCATENATE([.C49];&quot;=&quot;;[.D49])" office:value-type="string" office:string-value="profile.activated@user=A translation in English follows&lt;br/&gt;&lt;br/&gt;Προς Χρήστη [firstname] [lastname],&lt;br/&gt;&lt;br/&gt;Σας ενημερώνουμε ότι το προφίλ σας στο πληροφοριακό σύστημα Απέλλα έχει ενεργοποιηθεί.&lt;br/&gt;&lt;br/&gt;&lt;br/&gt;&lt;br/&gt; To User [firstname] [lastname],&lt;br/&gt;&lt;br/&gt;We inform you that your profile for the Apella Information System has been activated.">
            <text:p>profile.activated@user=A translation in English follows&lt;br/&gt;&lt;br/&gt;Προς Χρήστη [firstname] [lastname],&lt;br/&gt;&lt;br/&gt;Σας ενημερώνουμε ότι το προφίλ σας στο πληροφοριακό σύστημα Απέλλα έχει ενεργοποιηθεί.&lt;br/&gt;&lt;br/&gt;&lt;br/&gt;&lt;br/&gt; To User [firstname] [lastname],&lt;br/&gt;&lt;br/&gt;We inform you that your profile for the Apella Information System has been activated.</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Εισαγωγή σε Μητρώο Ιδρύματος ως εξωτερικό μέλος</text:p>
          </table:table-cell>
          <table:table-cell table:style-name="ce3" office:value-type="string">
            <text:p>Καθηγητής ΑΕΙ της ημεδαπής/Καθηγητής της αλλοδαπής.</text:p>
          </table:table-cell>
          <table:table-cell table:style-name="ce3" office:value-type="string">
            <text:p>register.create.register.member.external@member</text:p>
          </table:table-cell>
          <table:table-cell table:style-name="ce6" office:value-type="string">
            <text:p>A translation in English follows&lt;br/&gt;&lt;br/&gt;Προς Χρήστη [firstname] [lastname],&lt;br/&gt;&lt;br/&gt;Σας ενημερώνουμε ότι έχετε συμπεριληφθεί στο Μητρώο εξωτερικών μελών του Ιδρύματος: [institution].&lt;br/&gt;&lt;br/&gt;&lt;br/&gt;&lt;br/&gt;To User [firstname] [lastname],&lt;br/&gt;&lt;br/&gt;We inform you that you have been included in the external member Registry of the Institution: [institution].</text:p>
          </table:table-cell>
          <table:table-cell table:formula="of:=CONCATENATE([.C50];&quot;=&quot;;[.D50])" office:value-type="string" office:string-value="register.create.register.member.external@member=A translation in English follows&lt;br/&gt;&lt;br/&gt;Προς Χρήστη [firstname] [lastname],&lt;br/&gt;&lt;br/&gt;Σας ενημερώνουμε ότι έχετε συμπεριληφθεί στο Μητρώο εξωτερικών μελών του Ιδρύματος: [institution].&lt;br/&gt;&lt;br/&gt;&lt;br/&gt;&lt;br/&gt;To User [firstname] [lastname],&lt;br/&gt;&lt;br/&gt;We inform you that you have been included in the external member Registry of the Institution: [institution].">
            <text:p>register.create.register.member.external@member=A translation in English follows&lt;br/&gt;&lt;br/&gt;Προς Χρήστη [firstname] [lastname],&lt;br/&gt;&lt;br/&gt;Σας ενημερώνουμε ότι έχετε συμπεριληφθεί στο Μητρώο εξωτερικών μελών του Ιδρύματος: [institution].&lt;br/&gt;&lt;br/&gt;&lt;br/&gt;&lt;br/&gt;To User [firstname] [lastname],&lt;br/&gt;&lt;br/&gt;We inform you that you have been included in the external member Registry of the Institution: [institution].</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Εισαγωγή σε Μητρώο Ιδρύματος ως εσωτερικό μέλος</text:p>
          </table:table-cell>
          <table:table-cell table:style-name="ce3" office:value-type="string">
            <text:p>Καθηγητής ΑΕΙ της ημεδαπής</text:p>
          </table:table-cell>
          <table:table-cell table:style-name="ce3" office:value-type="string">
            <text:p>register.create.register.member.internal@member</text:p>
          </table:table-cell>
          <table:table-cell table:style-name="ce6" office:value-type="string">
            <text:p>A translation in English follows&lt;br/&gt;&lt;br/&gt;Προς Χρήστη [firstname] [lastname],&lt;br/&gt;&lt;br/&gt;Σας ενημερώνουμε ότι έχετε συμπεριληφθεί στο Μητρώο εσωτερικών μελών του Ιδρύματος: [institution].&lt;br/&gt;&lt;br/&gt;&lt;br/&gt;&lt;br/&gt;To User [firstname] [lastname],&lt;br/&gt;&lt;br/&gt;We inform you that you have been included in the internal member Registry of the <text:s/>Institution: [institution].</text:p>
          </table:table-cell>
          <table:table-cell table:formula="of:=CONCATENATE([.C51];&quot;=&quot;;[.D51])" office:value-type="string" office:string-value="register.create.register.member.internal@member=A translation in English follows&lt;br/&gt;&lt;br/&gt;Προς Χρήστη [firstname] [lastname],&lt;br/&gt;&lt;br/&gt;Σας ενημερώνουμε ότι έχετε συμπεριληφθεί στο Μητρώο εσωτερικών μελών του Ιδρύματος: [institution].&lt;br/&gt;&lt;br/&gt;&lt;br/&gt;&lt;br/&gt;To User [firstname] [lastname],&lt;br/&gt;&lt;br/&gt;We inform you that you have been included in the internal member Registry of the  Institution: [institution].">
            <text:p>register.create.register.member.internal@member=A translation in English follows&lt;br/&gt;&lt;br/&gt;Προς Χρήστη [firstname] [lastname],&lt;br/&gt;&lt;br/&gt;Σας ενημερώνουμε ότι έχετε συμπεριληφθεί στο Μητρώο εσωτερικών μελών του Ιδρύματος: [institution].&lt;br/&gt;&lt;br/&gt;&lt;br/&gt;&lt;br/&gt;To User [firstname] [lastname],&lt;br/&gt;&lt;br/&gt;We inform you that you have been included in the internal member Registry of the <text:s/>Institution: [institution].</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Μητρώο Ιδρύματος ως εξωτερικό μέλος</text:p>
          </table:table-cell>
          <table:table-cell table:style-name="ce3" office:value-type="string">
            <text:p>Καθηγητής ΑΕΙ της ημεδαπής/Καθηγητής της αλλοδαπής.</text:p>
          </table:table-cell>
          <table:table-cell table:style-name="ce3" office:value-type="string">
            <text:p>register.remove.register.member.external@member</text:p>
          </table:table-cell>
          <table:table-cell table:style-name="ce6" office:value-type="string">
            <text:p>A translation in English follows&lt;br/&gt;&lt;br/&gt;Προς Χρήστη [firstname] [lastname],&lt;br/&gt;&lt;br/&gt;Σας ενημερώνουμε ότι έχετε αφαιρεθεί από το Μητρώο εξωτερικών μελών του Ιδρύματος: [institution].&lt;br/&gt;&lt;br/&gt;&lt;br/&gt;&lt;br/&gt;To User [firstname] [lastname],&lt;br/&gt;&lt;br/&gt;We inform you that you have been removed from the external member Registry of the Institution: [institution].</text:p>
          </table:table-cell>
          <table:table-cell table:formula="of:=CONCATENATE([.C52];&quot;=&quot;;[.D52])" office:value-type="string" office:string-value="register.remove.register.member.external@member=A translation in English follows&lt;br/&gt;&lt;br/&gt;Προς Χρήστη [firstname] [lastname],&lt;br/&gt;&lt;br/&gt;Σας ενημερώνουμε ότι έχετε αφαιρεθεί από το Μητρώο εξωτερικών μελών του Ιδρύματος: [institution].&lt;br/&gt;&lt;br/&gt;&lt;br/&gt;&lt;br/&gt;To User [firstname] [lastname],&lt;br/&gt;&lt;br/&gt;We inform you that you have been removed from the external member Registry of the Institution: [institution].">
            <text:p>register.remove.register.member.external@member=A translation in English follows&lt;br/&gt;&lt;br/&gt;Προς Χρήστη [firstname] [lastname],&lt;br/&gt;&lt;br/&gt;Σας ενημερώνουμε ότι έχετε αφαιρεθεί από το Μητρώο εξωτερικών μελών του Ιδρύματος: [institution].&lt;br/&gt;&lt;br/&gt;&lt;br/&gt;&lt;br/&gt;To User [firstname] [lastname],&lt;br/&gt;&lt;br/&gt;We inform you that you have been removed from the external member Registry of the Institution: [institution].</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Αφαίρεση από Μητρώο Ιδρύματος ως εσωτερικό μέλος</text:p>
          </table:table-cell>
          <table:table-cell table:style-name="ce3" office:value-type="string">
            <text:p>Καθηγητής ΑΕΙ της ημεδαπής</text:p>
          </table:table-cell>
          <table:table-cell table:style-name="ce3" office:value-type="string">
            <text:p>register.remove.register.member.internal@member</text:p>
          </table:table-cell>
          <table:table-cell table:style-name="ce6" office:value-type="string">
            <text:p>A translation in English follows&lt;br/&gt;&lt;br/&gt;Προς Χρήστη [firstname] [lastname],&lt;br/&gt;&lt;br/&gt;Σας ενημερώνουμε ότι έχετε αφαιρεθεί από το Μητρώο εσωτερικών μελών του Ιδρύματος: [institution].&lt;br/&gt;&lt;br/&gt;&lt;br/&gt;&lt;br/&gt;To User [firstname] [lastname],&lt;br/&gt;&lt;br/&gt;We inform you that you have been removed from the internal member Registry of the Institution: [institution].</text:p>
          </table:table-cell>
          <table:table-cell table:formula="of:=CONCATENATE([.C53];&quot;=&quot;;[.D53])" office:value-type="string" office:string-value="register.remove.register.member.internal@member=A translation in English follows&lt;br/&gt;&lt;br/&gt;Προς Χρήστη [firstname] [lastname],&lt;br/&gt;&lt;br/&gt;Σας ενημερώνουμε ότι έχετε αφαιρεθεί από το Μητρώο εσωτερικών μελών του Ιδρύματος: [institution].&lt;br/&gt;&lt;br/&gt;&lt;br/&gt;&lt;br/&gt;To User [firstname] [lastname],&lt;br/&gt;&lt;br/&gt;We inform you that you have been removed from the internal member Registry of the Institution: [institution].">
            <text:p>register.remove.register.member.internal@member=A translation in English follows&lt;br/&gt;&lt;br/&gt;Προς Χρήστη [firstname] [lastname],&lt;br/&gt;&lt;br/&gt;Σας ενημερώνουμε ότι έχετε αφαιρεθεί από το Μητρώο εσωτερικών μελών του Ιδρύματος: [institution].&lt;br/&gt;&lt;br/&gt;&lt;br/&gt;&lt;br/&gt;To User [firstname] [lastname],&lt;br/&gt;&lt;br/&gt;We inform you that you have been removed from the internal member Registry of the Institution: [institution].</text:p>
          </table:table-cell>
          <table:table-cell table:style-name="ce14" office:value-type="date" office:date-value="2014-01-08">
            <text:p>08/01/14</text:p>
          </table:table-cell>
          <table:table-cell table:number-columns-repeated="1018"/>
        </table:table-row>
        <table:table-row table:style-name="ro5">
          <table:table-cell table:style-name="ce3" office:value-type="string">
            <text:p>Επαλήθευση e-mail</text:p>
          </table:table-cell>
          <table:table-cell table:style-name="ce3" office:value-type="string">
            <text:p>Χρήστης</text:p>
          </table:table-cell>
          <table:table-cell table:style-name="ce7" office:value-type="string">
            <text:p>verification.body</text:p>
          </table:table-cell>
          <table:table-cell table:style-name="ce9" office:value-type="string">
            <text:p>A translation in English follows&lt;br/&gt;&lt;br/&gt;Προς Χρήστη [username],&lt;br/&gt;&lt;br/&gt;Για την επαλήθευση του e-mail σας πατήστε στον ακόλουθο σύνδεσμο:<text:span text:style-name="T1"> [verificationLink]&lt;br/&gt;&lt;br/&gt;&lt;br/&gt;&lt;br/&gt; To User [username],&lt;br/&gt;&lt;br/&gt;To verify your e-mail click on the following link: [verificationLink]</text:span></text:p>
          </table:table-cell>
          <table:table-cell table:formula="of:=CONCATENATE([.C54];&quot;=&quot;;[.D54])" office:value-type="string" office:string-value="verification.body=A translation in English follows&lt;br/&gt;&lt;br/&gt;Προς Χρήστη [username],&lt;br/&gt;&lt;br/&gt;Για την επαλήθευση του e-mail σας πατήστε στον ακόλουθο σύνδεσμο: [verificationLink]&lt;br/&gt;&lt;br/&gt;&lt;br/&gt;&lt;br/&gt; To User [username],&lt;br/&gt;&lt;br/&gt;To verify your e-mail click on the following link: [verificationLink]">
            <text:p>verification.body=A translation in English follows&lt;br/&gt;&lt;br/&gt;Προς Χρήστη [username],&lt;br/&gt;&lt;br/&gt;Για την επαλήθευση του e-mail σας πατήστε στον ακόλουθο σύνδεσμο: [verificationLink]&lt;br/&gt;&lt;br/&gt;&lt;br/&gt;&lt;br/&gt; To User [username],&lt;br/&gt;&lt;br/&gt;To verify your e-mail click on the following link: [verificationLink]</text:p>
          </table:table-cell>
          <table:table-cell table:style-name="ce14" office:value-type="date" office:date-value="2014-01-08">
            <text:p>08/01/14</text:p>
          </table:table-cell>
          <table:table-cell table:number-columns-repeated="1018"/>
        </table:table-row>
        <table:table-row table:style-name="ro2">
          <table:table-cell table:style-name="ce3" office:value-type="string">
            <text:p>Επαλήθευση e-mail subject</text:p>
          </table:table-cell>
          <table:table-cell table:style-name="ce3" office:value-type="string">
            <text:p>Χρήστης</text:p>
          </table:table-cell>
          <table:table-cell table:style-name="ce6" office:value-type="string">
            <text:p>verification.title</text:p>
          </table:table-cell>
          <table:table-cell table:style-name="ce6" office:value-type="string">
            <text:p>Aπέλλα - Επαλήθευση E-Mail (E-mail verification)</text:p>
          </table:table-cell>
          <table:table-cell table:formula="of:=CONCATENATE([.C55];&quot;=&quot;;[.D55])" office:value-type="string" office:string-value="verification.title=Aπέλλα - Επαλήθευση E-Mail (E-mail verification)">
            <text:p>verification.title=Aπέλλα - Επαλήθευση E-Mail (E-mail verification)</text:p>
          </table:table-cell>
          <table:table-cell table:style-name="ce14" office:value-type="date" office:date-value="2014-01-08">
            <text:p>08/01/14</text:p>
          </table:table-cell>
          <table:table-cell table:number-columns-repeated="1018"/>
        </table:table-row>
        <table:table-row table:style-name="ro5">
          <table:table-cell table:style-name="ce3" table:number-columns-repeated="2"/>
          <table:table-cell table:style-name="ce7" office:value-type="string">
            <text:p>default.footer</text:p>
          </table:table-cell>
          <table:table-cell table:style-name="ce12" office:value-type="string">
            <text:p><text:a xlink:href="https://apella.minedu.gov.gr/en/contact-en">ΠΡΟΣΟΧΗ / NOTICE:&lt;br/&gt;Παρακαλούμε MHN απαντήσετε σε αυτό το e-mail. Για οποιαδήποτε απορία ή διευκρίνιση μπορείτε να επικοινωνήσετε με το &lt;a href="https://apella.minedu.gov.gr/contact"&gt;Γραφείο Αρωγής Χρηστών&lt;/a&gt;.&lt;br/&gt;Please do NOT reply to this e-mail. For any questions or clarification please contact the &lt;a href="https://apella.minedu.gov.gr/en/contact-en"&gt;Helpdesk&lt;/a&gt;.</text:a></text:p>
          </table:table-cell>
          <table:table-cell table:formula="of:=CONCATENATE([.C56];&quot;=&quot;;[.D56])" office:value-type="string" office:string-value="default.footer=ΠΡΟΣΟΧΗ / NOTICE:&lt;br/&gt;Παρακαλούμε MHN απαντήσετε σε αυτό το e-mail. Για οποιαδήποτε απορία ή διευκρίνιση μπορείτε να επικοινωνήσετε με το &lt;a href=&quot;https://apella.minedu.gov.gr/contact&quot;&gt;Γραφείο Αρωγής Χρηστών&lt;/a&gt;.&lt;br/&gt;Please do NOT reply to this e-mail. For any questions or clarification please contact the &lt;a href=&quot;https://apella.minedu.gov.gr/en/contact-en&quot;&gt;Helpdesk&lt;/a&gt;.">
            <text:p>default.footer=ΠΡΟΣΟΧΗ / NOTICE:&lt;br/&gt;Παρακαλούμε MHN απαντήσετε σε αυτό το e-mail. Για οποιαδήποτε απορία ή διευκρίνιση μπορείτε να επικοινωνήσετε με το &lt;a href="https://apella.minedu.gov.gr/contact"&gt;Γραφείο Αρωγής Χρηστών&lt;/a&gt;.&lt;br/&gt;Please do NOT reply to this e-mail. For any questions or clarification please contact the &lt;a href="https://apella.minedu.gov.gr/en/contact-en"&gt;Helpdesk&lt;/a&gt;.</text:p>
          </table:table-cell>
          <table:table-cell table:style-name="ce14" office:value-type="date" office:date-value="2014-01-08">
            <text:p>08/01/14</text:p>
          </table:table-cell>
          <table:table-cell table:number-columns-repeated="1018"/>
        </table:table-row>
        <table:table-row table:style-name="ro5" table:number-rows-repeated="1048519">
          <table:table-cell table:number-columns-repeated="1024"/>
        </table:table-row>
        <table:table-row table:style-name="ro5">
          <table:table-cell table:number-columns-repeated="1024"/>
        </table:table-row>
      </table:table>
      <table:table table:name="Φύλλο2" table:style-name="ta2" table:print="false">
        <office:forms form:automatic-focus="false" form:apply-design-mode="false"/>
        <table:table-column table:style-name="co8" table:default-cell-style-name="Excel_20_Built-in_20_Normal"/>
        <table:table-column table:style-name="co9" table:number-columns-repeated="1014" table:default-cell-style-name="Excel_20_Built-in_20_Normal"/>
        <table:table-column table:style-name="co9" table:number-columns-repeated="9" table:default-cell-style-name="Default"/>
        <table:table-row table:style-name="ro4">
          <table:table-cell table:style-name="ce11" office:value-type="string">
            <text:p>candidacy.create.candidacyEvaluator@candidacyEvaluator</text:p>
          </table:table-cell>
          <table:table-cell table:number-columns-repeated="1023"/>
        </table:table-row>
        <table:table-row table:style-name="ro4">
          <table:table-cell table:style-name="ce11" office:value-type="string">
            <text:p>candidacy.create.candidacyEvaluator@institutionManager</text:p>
          </table:table-cell>
          <table:table-cell table:number-columns-repeated="1023"/>
        </table:table-row>
        <table:table-row table:style-name="ro4">
          <table:table-cell table:style-name="ce11" office:value-type="string">
            <text:p>candidacy.create@candidate</text:p>
          </table:table-cell>
          <table:table-cell table:number-columns-repeated="1023"/>
        </table:table-row>
        <table:table-row table:style-name="ro4">
          <table:table-cell table:style-name="ce11" office:value-type="string">
            <text:p>candidacy.create@institutionManager</text:p>
          </table:table-cell>
          <table:table-cell table:number-columns-repeated="1023"/>
        </table:table-row>
        <table:table-row table:style-name="ro4">
          <table:table-cell table:style-name="ce11" office:value-type="string">
            <text:p>candidacy.remove@candidate</text:p>
          </table:table-cell>
          <table:table-cell table:number-columns-repeated="1023"/>
        </table:table-row>
        <table:table-row table:style-name="ro4">
          <table:table-cell table:style-name="ce11" office:value-type="string">
            <text:p>candidacy.remove@candidates</text:p>
          </table:table-cell>
          <table:table-cell table:number-columns-repeated="1023"/>
        </table:table-row>
        <table:table-row table:style-name="ro4">
          <table:table-cell table:style-name="ce11" office:value-type="string">
            <text:p>candidacy.remove@committee</text:p>
          </table:table-cell>
          <table:table-cell table:number-columns-repeated="1023"/>
        </table:table-row>
        <table:table-row table:style-name="ro4">
          <table:table-cell table:style-name="ce11" office:value-type="string">
            <text:p>candidacy.remove@evaluators</text:p>
          </table:table-cell>
          <table:table-cell table:number-columns-repeated="1023"/>
        </table:table-row>
        <table:table-row table:style-name="ro4">
          <table:table-cell table:style-name="ce11" office:value-type="string">
            <text:p>candidacy.remove@institutionManager</text:p>
          </table:table-cell>
          <table:table-cell table:number-columns-repeated="1023"/>
        </table:table-row>
        <table:table-row table:style-name="ro4">
          <table:table-cell table:style-name="ce11" office:value-type="string">
            <text:p>default.subject</text:p>
          </table:table-cell>
          <table:table-cell table:number-columns-repeated="1023"/>
        </table:table-row>
        <table:table-row table:style-name="ro4">
          <table:table-cell table:style-name="ce11" office:value-type="string">
            <text:p>login.email.body</text:p>
          </table:table-cell>
          <table:table-cell table:number-columns-repeated="1023"/>
        </table:table-row>
        <table:table-row table:style-name="ro4">
          <table:table-cell table:style-name="ce11" office:value-type="string">
            <text:p>login.email.subject</text:p>
          </table:table-cell>
          <table:table-cell table:number-columns-repeated="1023"/>
        </table:table-row>
        <table:table-row table:style-name="ro4">
          <table:table-cell table:style-name="ce11" office:value-type="string">
            <text:p>password.reset.body</text:p>
          </table:table-cell>
          <table:table-cell table:number-columns-repeated="1023"/>
        </table:table-row>
        <table:table-row table:style-name="ro4">
          <table:table-cell table:style-name="ce11" office:value-type="string">
            <text:p>password.reset.title</text:p>
          </table:table-cell>
          <table:table-cell table:number-columns-repeated="1023"/>
        </table:table-row>
        <table:table-row table:style-name="ro4">
          <table:table-cell table:style-name="ce11" office:value-type="string">
            <text:p>position.create@interested.candidates</text:p>
          </table:table-cell>
          <table:table-cell table:number-columns-repeated="1023"/>
        </table:table-row>
        <table:table-row table:style-name="ro4">
          <table:table-cell table:style-name="ce11" office:value-type="string">
            <text:p>position.update.closingDate@candidates</text:p>
          </table:table-cell>
          <table:table-cell table:number-columns-repeated="1023"/>
        </table:table-row>
        <table:table-row table:style-name="ro4">
          <table:table-cell table:style-name="ce11" office:value-type="string">
            <text:p>position.upload@candidates</text:p>
          </table:table-cell>
          <table:table-cell table:number-columns-repeated="1023"/>
        </table:table-row>
        <table:table-row table:style-name="ro4">
          <table:table-cell table:style-name="ce11" office:value-type="string">
            <text:p>position.upload@committee</text:p>
          </table:table-cell>
          <table:table-cell table:number-columns-repeated="1023"/>
        </table:table-row>
        <table:table-row table:style-name="ro4">
          <table:table-cell table:style-name="ce11" office:value-type="string">
            <text:p>position.upload@evaluators</text:p>
          </table:table-cell>
          <table:table-cell table:number-columns-repeated="1023"/>
        </table:table-row>
        <table:table-row table:style-name="ro4">
          <table:table-cell table:style-name="ce11" office:value-type="string">
            <text:p>positionCandidacies.upload.eisigisi@candidacyEvaluator</text:p>
          </table:table-cell>
          <table:table-cell table:number-columns-repeated="1023"/>
        </table:table-row>
        <table:table-row table:style-name="ro4">
          <table:table-cell table:style-name="ce11" office:value-type="string">
            <text:p>positionCandidacies.upload.eisigisi@candidate</text:p>
          </table:table-cell>
          <table:table-cell table:number-columns-repeated="1023"/>
        </table:table-row>
        <table:table-row table:style-name="ro4">
          <table:table-cell table:style-name="ce11" office:value-type="string">
            <text:p>positionCandidacies.upload.eisigisi@committee</text:p>
          </table:table-cell>
          <table:table-cell table:number-columns-repeated="1023"/>
        </table:table-row>
        <table:table-row table:style-name="ro4">
          <table:table-cell table:style-name="ce11" office:value-type="string">
            <text:p>positionCandidacies.upload.eisigisi@evaluators</text:p>
          </table:table-cell>
          <table:table-cell table:number-columns-repeated="1023"/>
        </table:table-row>
        <table:table-row table:style-name="ro4">
          <table:table-cell table:style-name="ce11" office:value-type="string">
            <text:p>positionCommittee.create.members@candidates</text:p>
          </table:table-cell>
          <table:table-cell table:number-columns-repeated="1023"/>
        </table:table-row>
        <table:table-row table:style-name="ro4">
          <table:table-cell table:style-name="ce11" office:value-type="string">
            <text:p>positionCommittee.create.regular.member@member</text:p>
          </table:table-cell>
          <table:table-cell table:number-columns-repeated="1023"/>
        </table:table-row>
        <table:table-row table:style-name="ro4">
          <table:table-cell table:style-name="ce11" office:value-type="string">
            <text:p>positionCommittee.create.substitute.member@member</text:p>
          </table:table-cell>
          <table:table-cell table:number-columns-repeated="1023"/>
        </table:table-row>
        <table:table-row table:style-name="ro4">
          <table:table-cell table:style-name="ce11" office:value-type="string">
            <text:p>positionCommittee.remove.members@candidates</text:p>
          </table:table-cell>
          <table:table-cell table:number-columns-repeated="1023"/>
        </table:table-row>
        <table:table-row table:style-name="ro4">
          <table:table-cell table:style-name="ce11" office:value-type="string">
            <text:p>positionCommittee.remove.members@evaluators</text:p>
          </table:table-cell>
          <table:table-cell table:number-columns-repeated="1023"/>
        </table:table-row>
        <table:table-row table:style-name="ro4">
          <table:table-cell table:style-name="ce11" office:value-type="string">
            <text:p>positionCommittee.remove.members@members</text:p>
          </table:table-cell>
          <table:table-cell table:number-columns-repeated="1023"/>
        </table:table-row>
        <table:table-row table:style-name="ro4">
          <table:table-cell table:style-name="ce11" office:value-type="string">
            <text:p>positionCommittee.remove.regular.member@member</text:p>
          </table:table-cell>
          <table:table-cell table:number-columns-repeated="1023"/>
        </table:table-row>
        <table:table-row table:style-name="ro4">
          <table:table-cell table:style-name="ce11" office:value-type="string">
            <text:p>positionCommittee.remove.substitute.member@member</text:p>
          </table:table-cell>
          <table:table-cell table:number-columns-repeated="1023"/>
        </table:table-row>
        <table:table-row table:style-name="ro4">
          <table:table-cell table:style-name="ce11" office:value-type="string">
            <text:p>positionCommittee.update.committeeMeetingDate@candidates</text:p>
          </table:table-cell>
          <table:table-cell table:number-columns-repeated="1023"/>
        </table:table-row>
        <table:table-row table:style-name="ro4">
          <table:table-cell table:style-name="ce11" office:value-type="string">
            <text:p>positionCommittee.update.committeeMeetingDate@members</text:p>
          </table:table-cell>
          <table:table-cell table:number-columns-repeated="1023"/>
        </table:table-row>
        <table:table-row table:style-name="ro4">
          <table:table-cell table:style-name="ce11" office:value-type="string">
            <text:p>positionEvaluation.create.evaluator@evaluator</text:p>
          </table:table-cell>
          <table:table-cell table:number-columns-repeated="1023"/>
        </table:table-row>
        <table:table-row table:style-name="ro4">
          <table:table-cell table:style-name="ce11" office:value-type="string">
            <text:p>positionEvaluation.remove.evaluator@evaluator</text:p>
          </table:table-cell>
          <table:table-cell table:number-columns-repeated="1023"/>
        </table:table-row>
        <table:table-row table:style-name="ro4">
          <table:table-cell table:style-name="ce11" office:value-type="string">
            <text:p>positionEvaluation.update@candidates</text:p>
          </table:table-cell>
          <table:table-cell table:number-columns-repeated="1023"/>
        </table:table-row>
        <table:table-row table:style-name="ro4">
          <table:table-cell table:style-name="ce11" office:value-type="string">
            <text:p>positionEvaluation.update@committee</text:p>
          </table:table-cell>
          <table:table-cell table:number-columns-repeated="1023"/>
        </table:table-row>
        <table:table-row table:style-name="ro4">
          <table:table-cell table:style-name="ce11" office:value-type="string">
            <text:p>positionEvaluation.upload.aksiologisi@committee</text:p>
          </table:table-cell>
          <table:table-cell table:number-columns-repeated="1023"/>
        </table:table-row>
        <table:table-row table:style-name="ro4">
          <table:table-cell table:style-name="ce11" office:value-type="string">
            <text:p>positionEvaluation.upload.aksiologisi@evaluators</text:p>
          </table:table-cell>
          <table:table-cell table:number-columns-repeated="1023"/>
        </table:table-row>
        <table:table-row table:style-name="ro4">
          <table:table-cell table:style-name="ce11" office:value-type="string">
            <text:p>positionNomination.update.nominated@candidate</text:p>
          </table:table-cell>
          <table:table-cell table:number-columns-repeated="1023"/>
        </table:table-row>
        <table:table-row table:style-name="ro4">
          <table:table-cell table:style-name="ce11" office:value-type="string">
            <text:p>positionNomination.update.nominationCommitteeConvergenceDate@candidates</text:p>
          </table:table-cell>
          <table:table-cell table:number-columns-repeated="1023"/>
        </table:table-row>
        <table:table-row table:style-name="ro4">
          <table:table-cell table:style-name="ce11" office:value-type="string">
            <text:p>positionNomination.update.nominationCommitteeConvergenceDate@committee</text:p>
          </table:table-cell>
          <table:table-cell table:number-columns-repeated="1023"/>
        </table:table-row>
        <table:table-row table:style-name="ro4">
          <table:table-cell table:style-name="ce11" office:value-type="string">
            <text:p>positionNomination.update.nominationCommitteeConvergenceDate@evaluators</text:p>
          </table:table-cell>
          <table:table-cell table:number-columns-repeated="1023"/>
        </table:table-row>
        <table:table-row table:style-name="ro4">
          <table:table-cell table:style-name="ce11" office:value-type="string">
            <text:p>positionNomination.update.secondNominated@candidate</text:p>
          </table:table-cell>
          <table:table-cell table:number-columns-repeated="1023"/>
        </table:table-row>
        <table:table-row table:style-name="ro4">
          <table:table-cell table:style-name="ce11" office:value-type="string">
            <text:p>positionNomination.upload.praktikoEpilogis@candidates</text:p>
          </table:table-cell>
          <table:table-cell table:number-columns-repeated="1023"/>
        </table:table-row>
        <table:table-row table:style-name="ro4">
          <table:table-cell table:style-name="ce11" office:value-type="string">
            <text:p>positionNomination.upload.praktikoEpilogis@committee</text:p>
          </table:table-cell>
          <table:table-cell table:number-columns-repeated="1023"/>
        </table:table-row>
        <table:table-row table:style-name="ro4">
          <table:table-cell table:style-name="ce11" office:value-type="string">
            <text:p>positionNomination.upload.praktikoEpilogis@evaluators</text:p>
          </table:table-cell>
          <table:table-cell table:number-columns-repeated="1023"/>
        </table:table-row>
        <table:table-row table:style-name="ro4">
          <table:table-cell table:style-name="ce11" office:value-type="string">
            <text:p>register.create.register.member.external@member</text:p>
          </table:table-cell>
          <table:table-cell table:number-columns-repeated="1023"/>
        </table:table-row>
        <table:table-row table:style-name="ro4">
          <table:table-cell table:style-name="ce11" office:value-type="string">
            <text:p>register.create.register.member.internal@member</text:p>
          </table:table-cell>
          <table:table-cell table:number-columns-repeated="1023"/>
        </table:table-row>
        <table:table-row table:style-name="ro4">
          <table:table-cell table:style-name="ce11" office:value-type="string">
            <text:p>register.remove.register.member.external@member</text:p>
          </table:table-cell>
          <table:table-cell table:number-columns-repeated="1023"/>
        </table:table-row>
        <table:table-row table:style-name="ro4">
          <table:table-cell table:style-name="ce11" office:value-type="string">
            <text:p>register.remove.register.member.internal@member</text:p>
          </table:table-cell>
          <table:table-cell table:number-columns-repeated="1023"/>
        </table:table-row>
        <table:table-row table:style-name="ro4">
          <table:table-cell table:style-name="ce11" office:value-type="string">
            <text:p>verification.body</text:p>
          </table:table-cell>
          <table:table-cell table:number-columns-repeated="1023"/>
        </table:table-row>
        <table:table-row table:style-name="ro4">
          <table:table-cell table:style-name="ce11" office:value-type="string">
            <text:p>verification.title</text:p>
          </table:table-cell>
          <table:table-cell table:number-columns-repeated="1023"/>
        </table:table-row>
        <table:table-row table:style-name="ro4" table:number-rows-repeated="1048522">
          <table:table-cell table:number-columns-repeated="1024"/>
        </table:table-row>
        <table:table-row table:style-name="ro4">
          <table:table-cell table:number-columns-repeated="1024"/>
        </table:table-row>
      </table:table>
      <table:table table:name="Φύλλο3" table:style-name="ta3" table:print="false">
        <table:table-column table:style-name="co9"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Φύλλο1.A1:Φύλλο1.D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8000" number:language="el" number:country="GR">
      <number:number number:min-integer-digits="1"/>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6">16/01/2014</text:date>, <text:time>14:17:52</text:time></text:p>
        </style:region-right>
      </style:header>
      <style:header-left style:display="false"/>
      <style:footer>
        <text:p>Page <text:page-number>1</text:page-number> / <text:page-count>99</text:page-count></text:p>
      </style:footer>
      <style:footer-left style:display="false"/>
    </style:master-page>
    <style:master-page style:name="PageStyle_5f_Φύλλο1" style:display-name="PageStyle_Φύλλο1" style:page-layout-name="Mpm3">
      <style:header style:display="false"/>
      <style:header-left style:display="false"/>
      <style:footer style:display="false"/>
      <style:footer-left style:display="false"/>
    </style:master-page>
    <style:master-page style:name="PageStyle_5f_Φύλλο2" style:display-name="PageStyle_Φύλλο2" style:page-layout-name="Mpm4">
      <style:header style:display="false"/>
      <style:header-left style:display="false"/>
      <style:footer style:display="false"/>
      <style:footer-left style:display="false"/>
    </style:master-page>
    <style:master-page style:name="PageStyle_5f_Φύλλο3" style:display-name="PageStyle_Φύλλο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16T14:17:52</dc:date>
    <dc:creator>Angelos Lenis</dc:creator>
    <meta:generator>OpenOffice/4.0.1$Unix OpenOffice.org_project/401m5$Build-9714</meta:generator>
    <meta:editing-duration>PT44M35S</meta:editing-duration>
    <meta:editing-cycles>22</meta:editing-cycles>
    <meta:document-statistic meta:table-count="3" meta:cell-count="388" meta:object-count="0"/>
  </office:meta>
</office:document-meta>
</file>